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penCL</text:p>
          </table:table-cell>
          <table:table-cell office:value-type="string" calcext:value-type="string">
            <text:p>context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latform: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CUD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vice:</text:p>
          </table:table-cell>
          <table:table-cell office:value-type="string" calcext:value-type="string">
            <text:p>GeForce</text:p>
          </table:table-cell>
          <table:table-cell office:value-type="string" calcext:value-type="string">
            <text:p>GTX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port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taphAureusReducedGrowthRateAtLength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0056" calcext:value-type="float">
            <text:p>0.0005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33595" calcext:value-type="float">
            <text:p>0.03359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.015689" calcext:value-type="float">
            <text:p>2.01568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8" calcext:value-type="float">
            <text:p>0.0000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059" calcext:value-type="float">
            <text:p>0.0005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35378" calcext:value-type="float">
            <text:p>0.03537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.122688" calcext:value-type="float">
            <text:p>2.12268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2" calcext:value-type="float">
            <text:p>0.000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0619" calcext:value-type="float">
            <text:p>0.00061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37135" calcext:value-type="float">
            <text:p>0.03713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.22812" calcext:value-type="float">
            <text:p>2.2281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8" calcext:value-type="float">
            <text:p>0.0000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0649" calcext:value-type="float">
            <text:p>0.00064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38928" calcext:value-type="float">
            <text:p>0.03892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.335659" calcext:value-type="float">
            <text:p>2.33565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" calcext:value-type="float">
            <text:p>0.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0679" calcext:value-type="float">
            <text:p>0.00067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40763" calcext:value-type="float">
            <text:p>0.04076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.445783" calcext:value-type="float">
            <text:p>2.44578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3" calcext:value-type="float">
            <text:p>0.0000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0709" calcext:value-type="float">
            <text:p>0.00070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42567" calcext:value-type="float">
            <text:p>0.04256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.554002" calcext:value-type="float">
            <text:p>2.55400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5" calcext:value-type="float">
            <text:p>0.0000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0797" calcext:value-type="float">
            <text:p>0.00079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47803" calcext:value-type="float">
            <text:p>0.04780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.868161" calcext:value-type="float">
            <text:p>2.86816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4" calcext:value-type="float">
            <text:p>0.0000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0828" calcext:value-type="float">
            <text:p>0.00082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49664" calcext:value-type="float">
            <text:p>0.04966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.979849" calcext:value-type="float">
            <text:p>2.97984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6" calcext:value-type="float">
            <text:p>0.0000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0858" calcext:value-type="float">
            <text:p>0.00085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51482" calcext:value-type="float">
            <text:p>0.05148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.088902" calcext:value-type="float">
            <text:p>3.08890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6" calcext:value-type="float">
            <text:p>0.0000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0888" calcext:value-type="float">
            <text:p>0.00088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5328" calcext:value-type="float">
            <text:p>0.0532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.196791" calcext:value-type="float">
            <text:p>3.19679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8" calcext:value-type="float">
            <text:p>0.0000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00918" calcext:value-type="float">
            <text:p>0.00091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55069" calcext:value-type="float">
            <text:p>0.05506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.304139" calcext:value-type="float">
            <text:p>3.30413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1" calcext:value-type="float">
            <text:p>0.0000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00948" calcext:value-type="float">
            <text:p>0.00094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5687" calcext:value-type="float">
            <text:p>0.0568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.412194" calcext:value-type="float">
            <text:p>3.41219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3" calcext:value-type="float">
            <text:p>0.0000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00978" calcext:value-type="float">
            <text:p>0.00097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58701" calcext:value-type="float">
            <text:p>0.05870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.522051" calcext:value-type="float">
            <text:p>3.52205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7" calcext:value-type="float">
            <text:p>0.000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01008" calcext:value-type="float">
            <text:p>0.00100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60502" calcext:value-type="float">
            <text:p>0.06050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.630133" calcext:value-type="float">
            <text:p>3.63013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3" calcext:value-type="float">
            <text:p>0.0000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01038" calcext:value-type="float">
            <text:p>0.00103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623" calcext:value-type="float">
            <text:p>0.062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.737984" calcext:value-type="float">
            <text:p>3.73798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9" calcext:value-type="float">
            <text:p>0.0000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1068" calcext:value-type="float">
            <text:p>0.00106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641" calcext:value-type="float">
            <text:p>0.064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.845995" calcext:value-type="float">
            <text:p>3.84599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7" calcext:value-type="float">
            <text:p>0.0000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1099" calcext:value-type="float">
            <text:p>0.00109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65916" calcext:value-type="float">
            <text:p>0.06591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.954967" calcext:value-type="float">
            <text:p>3.95496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5" calcext:value-type="float">
            <text:p>0.0000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1129" calcext:value-type="float">
            <text:p>0.00112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6771" calcext:value-type="float">
            <text:p>0.0677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.062616" calcext:value-type="float">
            <text:p>4.06261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116" calcext:value-type="float">
            <text:p>0.0011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69578" calcext:value-type="float">
            <text:p>0.06957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.17468" calcext:value-type="float">
            <text:p>4.1746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3" calcext:value-type="float">
            <text:p>0.0000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119" calcext:value-type="float">
            <text:p>0.0011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7138" calcext:value-type="float">
            <text:p>0.0713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.282809" calcext:value-type="float">
            <text:p>4.28280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2" calcext:value-type="float">
            <text:p>0.0000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122" calcext:value-type="float">
            <text:p>0.0012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73188" calcext:value-type="float">
            <text:p>0.07318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.391262" calcext:value-type="float">
            <text:p>4.39126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1" calcext:value-type="float">
            <text:p>0.0000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125" calcext:value-type="float">
            <text:p>0.0012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74992" calcext:value-type="float">
            <text:p>0.07499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.499524" calcext:value-type="float">
            <text:p>4.49952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3" calcext:value-type="float">
            <text:p>0.0000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acts</text:p>
          </table:table-cell>
          <table:table-cell office:value-type="float" office:value="0.00128" calcext:value-type="float">
            <text:p>0.0012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76802" calcext:value-type="float">
            <text:p>0.07680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.608121" calcext:value-type="float">
            <text:p>4.60812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5" calcext:value-type="float">
            <text:p>0.0000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131" calcext:value-type="float">
            <text:p>0.0013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78628" calcext:value-type="float">
            <text:p>0.07862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.717672" calcext:value-type="float">
            <text:p>4.71767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1" calcext:value-type="float">
            <text:p>0.0000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1341" calcext:value-type="float">
            <text:p>0.00134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80462" calcext:value-type="float">
            <text:p>0.08046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.827714" calcext:value-type="float">
            <text:p>4.82771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3" calcext:value-type="float">
            <text:p>0.0000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1371" calcext:value-type="float">
            <text:p>0.00137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82262" calcext:value-type="float">
            <text:p>0.08226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.935741" calcext:value-type="float">
            <text:p>4.93574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7" calcext:value-type="float">
            <text:p>0.0000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1401" calcext:value-type="float">
            <text:p>0.00140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84082" calcext:value-type="float">
            <text:p>0.08408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.044935" calcext:value-type="float">
            <text:p>5.04493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4" calcext:value-type="float">
            <text:p>0.0000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1433" calcext:value-type="float">
            <text:p>0.00143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85958" calcext:value-type="float">
            <text:p>0.08595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.157452" calcext:value-type="float">
            <text:p>5.15745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2" calcext:value-type="float">
            <text:p>0.0000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1464" calcext:value-type="float">
            <text:p>0.00146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87819" calcext:value-type="float">
            <text:p>0.08781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.269119" calcext:value-type="float">
            <text:p>5.26911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7" calcext:value-type="float">
            <text:p>0.000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1494" calcext:value-type="float">
            <text:p>0.00149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89651" calcext:value-type="float">
            <text:p>0.08965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.379081" calcext:value-type="float">
            <text:p>5.37908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3" calcext:value-type="float">
            <text:p>0.0000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1525" calcext:value-type="float">
            <text:p>0.00152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91517" calcext:value-type="float">
            <text:p>0.09151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.491013" calcext:value-type="float">
            <text:p>5.49101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acts</text:p>
          </table:table-cell>
          <table:table-cell office:value-type="float" office:value="0.001557" calcext:value-type="float">
            <text:p>0.00155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93417" calcext:value-type="float">
            <text:p>0.09341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.605014" calcext:value-type="float">
            <text:p>5.60501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1" calcext:value-type="float">
            <text:p>0.0000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1588" calcext:value-type="float">
            <text:p>0.00158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95283" calcext:value-type="float">
            <text:p>0.09528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.716982" calcext:value-type="float">
            <text:p>5.71698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30" calcext:value-type="float">
            <text:p>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1" calcext:value-type="float">
            <text:p>0.0000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1618" calcext:value-type="float">
            <text:p>0.00161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97106" calcext:value-type="float">
            <text:p>0.09710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.826376" calcext:value-type="float">
            <text:p>5.82637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6" calcext:value-type="float">
            <text:p>0.0000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1651" calcext:value-type="float">
            <text:p>0.00165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099054" calcext:value-type="float">
            <text:p>0.09905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.94322" calcext:value-type="float">
            <text:p>5.9432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3" calcext:value-type="float">
            <text:p>0.0000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1681" calcext:value-type="float">
            <text:p>0.00168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00885" calcext:value-type="float">
            <text:p>0.10088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.053121" calcext:value-type="float">
            <text:p>6.05312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5" calcext:value-type="float">
            <text:p>0.0000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1713" calcext:value-type="float">
            <text:p>0.00171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0277" calcext:value-type="float">
            <text:p>0.1027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.166192" calcext:value-type="float">
            <text:p>6.16619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2" calcext:value-type="float">
            <text:p>0.0000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acts</text:p>
          </table:table-cell>
          <table:table-cell office:value-type="float" office:value="0.001743" calcext:value-type="float">
            <text:p>0.00174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04584" calcext:value-type="float">
            <text:p>0.10458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.275066" calcext:value-type="float">
            <text:p>6.27506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5" calcext:value-type="float">
            <text:p>0.0000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1774" calcext:value-type="float">
            <text:p>0.00177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06444" calcext:value-type="float">
            <text:p>0.10644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.386656" calcext:value-type="float">
            <text:p>6.38665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1805" calcext:value-type="float">
            <text:p>0.00180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08295" calcext:value-type="float">
            <text:p>0.10829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.497673" calcext:value-type="float">
            <text:p>6.49767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9" calcext:value-type="float">
            <text:p>0.0000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1836" calcext:value-type="float">
            <text:p>0.00183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10144" calcext:value-type="float">
            <text:p>0.11014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.608657" calcext:value-type="float">
            <text:p>6.60865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10" calcext:value-type="float">
            <text:p>4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6" calcext:value-type="float">
            <text:p>0.0000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1867" calcext:value-type="float">
            <text:p>0.00186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12025" calcext:value-type="float">
            <text:p>0.11202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.721507" calcext:value-type="float">
            <text:p>6.72150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4" calcext:value-type="float">
            <text:p>0.000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1897" calcext:value-type="float">
            <text:p>0.00189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13837" calcext:value-type="float">
            <text:p>0.11383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.830233" calcext:value-type="float">
            <text:p>6.83023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1" calcext:value-type="float">
            <text:p>0.0000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1929" calcext:value-type="float">
            <text:p>0.00192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15725" calcext:value-type="float">
            <text:p>0.11572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.943515" calcext:value-type="float">
            <text:p>6.94351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3" calcext:value-type="float">
            <text:p>0.0000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196" calcext:value-type="float">
            <text:p>0.0019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17573" calcext:value-type="float">
            <text:p>0.11757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7.054376" calcext:value-type="float">
            <text:p>7.05437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2" calcext:value-type="float">
            <text:p>0.000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1991" calcext:value-type="float">
            <text:p>0.00199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19432" calcext:value-type="float">
            <text:p>0.11943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7.165946" calcext:value-type="float">
            <text:p>7.16594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60" calcext:value-type="float">
            <text:p>4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5" calcext:value-type="float">
            <text:p>0.0000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2022" calcext:value-type="float">
            <text:p>0.00202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21293" calcext:value-type="float">
            <text:p>0.12129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7.277603" calcext:value-type="float">
            <text:p>7.27760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70" calcext:value-type="float">
            <text:p>4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8" calcext:value-type="float">
            <text:p>0.0000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2053" calcext:value-type="float">
            <text:p>0.00205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23202" calcext:value-type="float">
            <text:p>0.12320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7.392098" calcext:value-type="float">
            <text:p>7.39209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1" calcext:value-type="float">
            <text:p>0.0000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2084" calcext:value-type="float">
            <text:p>0.00208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25028" calcext:value-type="float">
            <text:p>0.12502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7.50168" calcext:value-type="float">
            <text:p>7.5016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90" calcext:value-type="float">
            <text:p>4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2115" calcext:value-type="float">
            <text:p>0.00211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26902" calcext:value-type="float">
            <text:p>0.12690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7.614123" calcext:value-type="float">
            <text:p>7.61412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2" calcext:value-type="float">
            <text:p>0.0000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2146" calcext:value-type="float">
            <text:p>0.00214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28755" calcext:value-type="float">
            <text:p>0.12875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7.725306" calcext:value-type="float">
            <text:p>7.72530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10" calcext:value-type="float">
            <text:p>5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2" calcext:value-type="float">
            <text:p>0.0000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2177" calcext:value-type="float">
            <text:p>0.00217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30612" calcext:value-type="float">
            <text:p>0.13061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7.836707" calcext:value-type="float">
            <text:p>7.83670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2208" calcext:value-type="float">
            <text:p>0.00220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32463" calcext:value-type="float">
            <text:p>0.13246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7.947753" calcext:value-type="float">
            <text:p>7.94775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30" calcext:value-type="float">
            <text:p>5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1" calcext:value-type="float">
            <text:p>0.0000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2239" calcext:value-type="float">
            <text:p>0.00223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3435" calcext:value-type="float">
            <text:p>0.1343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8.060977" calcext:value-type="float">
            <text:p>8.06097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40" calcext:value-type="float">
            <text:p>5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3" calcext:value-type="float">
            <text:p>0.0000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2269" calcext:value-type="float">
            <text:p>0.00226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36167" calcext:value-type="float">
            <text:p>0.13616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8.170017" calcext:value-type="float">
            <text:p>8.17001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50" calcext:value-type="float">
            <text:p>5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550" calcext:value-type="float">
            <text:p>5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8" calcext:value-type="float">
            <text:p>0.0000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2301" calcext:value-type="float">
            <text:p>0.00230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38043" calcext:value-type="float">
            <text:p>0.13804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8.282555" calcext:value-type="float">
            <text:p>8.28255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5" calcext:value-type="float">
            <text:p>0.0000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2331" calcext:value-type="float">
            <text:p>0.00233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39883" calcext:value-type="float">
            <text:p>0.13988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8.392965" calcext:value-type="float">
            <text:p>8.39296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70" calcext:value-type="float">
            <text:p>5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8" calcext:value-type="float">
            <text:p>0.0000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2362" calcext:value-type="float">
            <text:p>0.00236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41717" calcext:value-type="float">
            <text:p>0.14171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8.503036" calcext:value-type="float">
            <text:p>8.50303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80" calcext:value-type="float">
            <text:p>5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4" calcext:value-type="float">
            <text:p>0.0000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2392" calcext:value-type="float">
            <text:p>0.00239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4353" calcext:value-type="float">
            <text:p>0.1435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8.611819" calcext:value-type="float">
            <text:p>8.61181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90" calcext:value-type="float">
            <text:p>5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7" calcext:value-type="float">
            <text:p>0.0000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2424" calcext:value-type="float">
            <text:p>0.00242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45412" calcext:value-type="float">
            <text:p>0.14541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8.724743" calcext:value-type="float">
            <text:p>8.72474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3" calcext:value-type="float">
            <text:p>0.0000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2454" calcext:value-type="float">
            <text:p>0.00245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47254" calcext:value-type="float">
            <text:p>0.14725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8.835236" calcext:value-type="float">
            <text:p>8.83523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610" calcext:value-type="float">
            <text:p>6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" calcext:value-type="float">
            <text:p>0.000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2485" calcext:value-type="float">
            <text:p>0.00248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49109" calcext:value-type="float">
            <text:p>0.14910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8.946515" calcext:value-type="float">
            <text:p>8.94651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620" calcext:value-type="float">
            <text:p>6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9" calcext:value-type="float">
            <text:p>0.000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2516" calcext:value-type="float">
            <text:p>0.00251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50976" calcext:value-type="float">
            <text:p>0.15097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9.05855" calcext:value-type="float">
            <text:p>9.0585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630" calcext:value-type="float">
            <text:p>6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2547" calcext:value-type="float">
            <text:p>0.00254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52819" calcext:value-type="float">
            <text:p>0.15281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9.169155" calcext:value-type="float">
            <text:p>9.16915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9" calcext:value-type="float">
            <text:p>0.0000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2578" calcext:value-type="float">
            <text:p>0.00257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54654" calcext:value-type="float">
            <text:p>0.15465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9.279255" calcext:value-type="float">
            <text:p>9.27925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650" calcext:value-type="float">
            <text:p>6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9" calcext:value-type="float">
            <text:p>0.0000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2609" calcext:value-type="float">
            <text:p>0.00260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5654" calcext:value-type="float">
            <text:p>0.1565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9.392422" calcext:value-type="float">
            <text:p>9.39242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660" calcext:value-type="float">
            <text:p>6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2" calcext:value-type="float">
            <text:p>0.0000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264" calcext:value-type="float">
            <text:p>0.0026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58412" calcext:value-type="float">
            <text:p>0.15841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9.50471" calcext:value-type="float">
            <text:p>9.5047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670" calcext:value-type="float">
            <text:p>6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7" calcext:value-type="float">
            <text:p>0.0000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2671" calcext:value-type="float">
            <text:p>0.00267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60258" calcext:value-type="float">
            <text:p>0.16025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9.615458" calcext:value-type="float">
            <text:p>9.61545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2" calcext:value-type="float">
            <text:p>0.0000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2702" calcext:value-type="float">
            <text:p>0.00270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62105" calcext:value-type="float">
            <text:p>0.16210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9.726313" calcext:value-type="float">
            <text:p>9.72631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690" calcext:value-type="float">
            <text:p>6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8" calcext:value-type="float">
            <text:p>0.0000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2733" calcext:value-type="float">
            <text:p>0.00273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63955" calcext:value-type="float">
            <text:p>0.16395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9.837281" calcext:value-type="float">
            <text:p>9.83728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7" calcext:value-type="float">
            <text:p>0.000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2764" calcext:value-type="float">
            <text:p>0.00276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65841" calcext:value-type="float">
            <text:p>0.16584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9.95046" calcext:value-type="float">
            <text:p>9.9504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710" calcext:value-type="float">
            <text:p>7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7" calcext:value-type="float">
            <text:p>0.000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2795" calcext:value-type="float">
            <text:p>0.00279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67679" calcext:value-type="float">
            <text:p>0.16767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0.060741" calcext:value-type="float">
            <text:p>10.06074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8" calcext:value-type="float">
            <text:p>0.0000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2825" calcext:value-type="float">
            <text:p>0.00282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69522" calcext:value-type="float">
            <text:p>0.16952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0.171328" calcext:value-type="float">
            <text:p>10.17132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730" calcext:value-type="float">
            <text:p>7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9" calcext:value-type="float">
            <text:p>0.0000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2856" calcext:value-type="float">
            <text:p>0.00285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71372" calcext:value-type="float">
            <text:p>0.17137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0.2823" calcext:value-type="float">
            <text:p>10.282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740" calcext:value-type="float">
            <text:p>7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1" calcext:value-type="float">
            <text:p>0.0000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2887" calcext:value-type="float">
            <text:p>0.00288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73222" calcext:value-type="float">
            <text:p>0.17322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0.393327" calcext:value-type="float">
            <text:p>10.39332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750" calcext:value-type="float">
            <text:p>7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3" calcext:value-type="float">
            <text:p>0.0000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2918" calcext:value-type="float">
            <text:p>0.00291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75075" calcext:value-type="float">
            <text:p>0.17507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0.504524" calcext:value-type="float">
            <text:p>10.50452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760" calcext:value-type="float">
            <text:p>7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5" calcext:value-type="float">
            <text:p>0.0000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2949" calcext:value-type="float">
            <text:p>0.00294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76925" calcext:value-type="float">
            <text:p>0.17692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0.61551" calcext:value-type="float">
            <text:p>10.6155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770" calcext:value-type="float">
            <text:p>7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2" calcext:value-type="float">
            <text:p>0.0000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298" calcext:value-type="float">
            <text:p>0.0029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78809" calcext:value-type="float">
            <text:p>0.17880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0.728525" calcext:value-type="float">
            <text:p>10.72852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780" calcext:value-type="float">
            <text:p>7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7" calcext:value-type="float">
            <text:p>0.0000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011" calcext:value-type="float">
            <text:p>0.00301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80655" calcext:value-type="float">
            <text:p>0.18065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0.839296" calcext:value-type="float">
            <text:p>10.83929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790" calcext:value-type="float">
            <text:p>7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7" calcext:value-type="float">
            <text:p>0.0000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042" calcext:value-type="float">
            <text:p>0.00304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82542" calcext:value-type="float">
            <text:p>0.18254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0.952529" calcext:value-type="float">
            <text:p>10.95252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074" calcext:value-type="float">
            <text:p>0.00307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84452" calcext:value-type="float">
            <text:p>0.18445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1.067137" calcext:value-type="float">
            <text:p>11.06713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810" calcext:value-type="float">
            <text:p>8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8" calcext:value-type="float">
            <text:p>0.0000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3105" calcext:value-type="float">
            <text:p>0.00310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86296" calcext:value-type="float">
            <text:p>0.18629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1.177732" calcext:value-type="float">
            <text:p>11.17773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820" calcext:value-type="float">
            <text:p>8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9" calcext:value-type="float">
            <text:p>0.0000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136" calcext:value-type="float">
            <text:p>0.00313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88175" calcext:value-type="float">
            <text:p>0.18817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1.29048" calcext:value-type="float">
            <text:p>11.2904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830" calcext:value-type="float">
            <text:p>8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2" calcext:value-type="float">
            <text:p>0.0000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168" calcext:value-type="float">
            <text:p>0.00316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90084" calcext:value-type="float">
            <text:p>0.19008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1.405041" calcext:value-type="float">
            <text:p>11.40504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7" calcext:value-type="float">
            <text:p>0.0000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3199" calcext:value-type="float">
            <text:p>0.00319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91929" calcext:value-type="float">
            <text:p>0.19192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1.515768" calcext:value-type="float">
            <text:p>11.51576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850" calcext:value-type="float">
            <text:p>8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323" calcext:value-type="float">
            <text:p>0.0032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938" calcext:value-type="float">
            <text:p>0.193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1.627972" calcext:value-type="float">
            <text:p>11.62797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860" calcext:value-type="float">
            <text:p>8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9" calcext:value-type="float">
            <text:p>0.0000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3261" calcext:value-type="float">
            <text:p>0.00326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95675" calcext:value-type="float">
            <text:p>0.19567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1.740475" calcext:value-type="float">
            <text:p>11.74047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870" calcext:value-type="float">
            <text:p>8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5" calcext:value-type="float">
            <text:p>0.0000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293" calcext:value-type="float">
            <text:p>0.00329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9756" calcext:value-type="float">
            <text:p>0.1975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1.853608" calcext:value-type="float">
            <text:p>11.85360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880" calcext:value-type="float">
            <text:p>8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324" calcext:value-type="float">
            <text:p>0.00332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99435" calcext:value-type="float">
            <text:p>0.19943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1.966088" calcext:value-type="float">
            <text:p>11.96608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890" calcext:value-type="float">
            <text:p>8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5" calcext:value-type="float">
            <text:p>0.0000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3355" calcext:value-type="float">
            <text:p>0.00335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01322" calcext:value-type="float">
            <text:p>0.20132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2.079301" calcext:value-type="float">
            <text:p>12.07930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6" calcext:value-type="float">
            <text:p>0.0000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3387" calcext:value-type="float">
            <text:p>0.00338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03198" calcext:value-type="float">
            <text:p>0.20319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2.191854" calcext:value-type="float">
            <text:p>12.19185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910" calcext:value-type="float">
            <text:p>9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910" calcext:value-type="float">
            <text:p>9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" calcext:value-type="float">
            <text:p>0.00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419" calcext:value-type="float">
            <text:p>0.00341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05146" calcext:value-type="float">
            <text:p>0.20514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2.308784" calcext:value-type="float">
            <text:p>12.30878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920" calcext:value-type="float">
            <text:p>9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1" calcext:value-type="float">
            <text:p>0.0000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451" calcext:value-type="float">
            <text:p>0.00345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07034" calcext:value-type="float">
            <text:p>0.20703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2.422024" calcext:value-type="float">
            <text:p>12.42202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4" calcext:value-type="float">
            <text:p>0.0000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482" calcext:value-type="float">
            <text:p>0.00348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08903" calcext:value-type="float">
            <text:p>0.20890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2.534156" calcext:value-type="float">
            <text:p>12.53415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940" calcext:value-type="float">
            <text:p>9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9" calcext:value-type="float">
            <text:p>0.000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3512" calcext:value-type="float">
            <text:p>0.00351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10745" calcext:value-type="float">
            <text:p>0.21074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2.644698" calcext:value-type="float">
            <text:p>12.64469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950" calcext:value-type="float">
            <text:p>9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5" calcext:value-type="float">
            <text:p>0.0000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544" calcext:value-type="float">
            <text:p>0.00354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12635" calcext:value-type="float">
            <text:p>0.21263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2.758104" calcext:value-type="float">
            <text:p>12.75810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575" calcext:value-type="float">
            <text:p>0.00357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14512" calcext:value-type="float">
            <text:p>0.21451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2.870728" calcext:value-type="float">
            <text:p>12.87072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970" calcext:value-type="float">
            <text:p>9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2" calcext:value-type="float">
            <text:p>0.0000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606" calcext:value-type="float">
            <text:p>0.00360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16356" calcext:value-type="float">
            <text:p>0.21635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2.981343" calcext:value-type="float">
            <text:p>12.98134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980" calcext:value-type="float">
            <text:p>9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637" calcext:value-type="float">
            <text:p>0.00363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18234" calcext:value-type="float">
            <text:p>0.21823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3.094025" calcext:value-type="float">
            <text:p>13.09402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990" calcext:value-type="float">
            <text:p>9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1" calcext:value-type="float">
            <text:p>0.0000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668" calcext:value-type="float">
            <text:p>0.00366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20077" calcext:value-type="float">
            <text:p>0.22007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3.204648" calcext:value-type="float">
            <text:p>13.20464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5" calcext:value-type="float">
            <text:p>0.0000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699" calcext:value-type="float">
            <text:p>0.00369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21917" calcext:value-type="float">
            <text:p>0.22191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3.315026" calcext:value-type="float">
            <text:p>13.31502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010" calcext:value-type="float">
            <text:p>1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73" calcext:value-type="float">
            <text:p>0.0037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23801" calcext:value-type="float">
            <text:p>0.22380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3.428035" calcext:value-type="float">
            <text:p>13.42803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020" calcext:value-type="float">
            <text:p>1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6" calcext:value-type="float">
            <text:p>0.0000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761" calcext:value-type="float">
            <text:p>0.00376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25652" calcext:value-type="float">
            <text:p>0.22565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3.539091" calcext:value-type="float">
            <text:p>13.53909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030" calcext:value-type="float">
            <text:p>10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3" calcext:value-type="float">
            <text:p>0.0000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792" calcext:value-type="float">
            <text:p>0.00379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27498" calcext:value-type="float">
            <text:p>0.22749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3.649897" calcext:value-type="float">
            <text:p>13.64989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040" calcext:value-type="float">
            <text:p>10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1" calcext:value-type="float">
            <text:p>0.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823" calcext:value-type="float">
            <text:p>0.00382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29369" calcext:value-type="float">
            <text:p>0.22936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3.762144" calcext:value-type="float">
            <text:p>13.76214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050" calcext:value-type="float">
            <text:p>10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9" calcext:value-type="float">
            <text:p>0.0000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0" calcext:value-type="float">
            <text:p>10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854" calcext:value-type="float">
            <text:p>0.00385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31214" calcext:value-type="float">
            <text:p>0.23121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3.872857" calcext:value-type="float">
            <text:p>13.87285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060" calcext:value-type="float">
            <text:p>10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4" calcext:value-type="float">
            <text:p>0.0000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884" calcext:value-type="float">
            <text:p>0.00388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33068" calcext:value-type="float">
            <text:p>0.23306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3.984086" calcext:value-type="float">
            <text:p>13.98408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070" calcext:value-type="float">
            <text:p>10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1" calcext:value-type="float">
            <text:p>0.0000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915" calcext:value-type="float">
            <text:p>0.00391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34916" calcext:value-type="float">
            <text:p>0.23491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4.094954" calcext:value-type="float">
            <text:p>14.09495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1" calcext:value-type="float">
            <text:p>0.0000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0" calcext:value-type="float">
            <text:p>10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946" calcext:value-type="float">
            <text:p>0.00394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36764" calcext:value-type="float">
            <text:p>0.23676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4.205811" calcext:value-type="float">
            <text:p>14.20581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090" calcext:value-type="float">
            <text:p>10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8" calcext:value-type="float">
            <text:p>0.0000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977" calcext:value-type="float">
            <text:p>0.00397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38611" calcext:value-type="float">
            <text:p>0.23861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4.316639" calcext:value-type="float">
            <text:p>14.31663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3" calcext:value-type="float">
            <text:p>0.0000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10" calcext:value-type="float">
            <text:p>1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008" calcext:value-type="float">
            <text:p>0.00400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40483" calcext:value-type="float">
            <text:p>0.24048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4.428962" calcext:value-type="float">
            <text:p>14.42896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110" calcext:value-type="float">
            <text:p>1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2" calcext:value-type="float">
            <text:p>0.000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038" calcext:value-type="float">
            <text:p>0.00403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42306" calcext:value-type="float">
            <text:p>0.24230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4.538361" calcext:value-type="float">
            <text:p>14.53836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120" calcext:value-type="float">
            <text:p>1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1" calcext:value-type="float">
            <text:p>0.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30" calcext:value-type="float">
            <text:p>1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069" calcext:value-type="float">
            <text:p>0.00406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44152" calcext:value-type="float">
            <text:p>0.24415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4.64911" calcext:value-type="float">
            <text:p>14.6491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130" calcext:value-type="float">
            <text:p>1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3" calcext:value-type="float">
            <text:p>0.0000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40" calcext:value-type="float">
            <text:p>1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1" calcext:value-type="float">
            <text:p>0.004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46001" calcext:value-type="float">
            <text:p>0.24600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4.760079" calcext:value-type="float">
            <text:p>14.76007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140" calcext:value-type="float">
            <text:p>1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1" calcext:value-type="float">
            <text:p>0.0000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131" calcext:value-type="float">
            <text:p>0.00413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47844" calcext:value-type="float">
            <text:p>0.24784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4.870649" calcext:value-type="float">
            <text:p>14.87064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150" calcext:value-type="float">
            <text:p>1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1" calcext:value-type="float">
            <text:p>0.0000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161" calcext:value-type="float">
            <text:p>0.00416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49665" calcext:value-type="float">
            <text:p>0.24966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4.979891" calcext:value-type="float">
            <text:p>14.97989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160" calcext:value-type="float">
            <text:p>1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9" calcext:value-type="float">
            <text:p>0.0000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70" calcext:value-type="float">
            <text:p>11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192" calcext:value-type="float">
            <text:p>0.00419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51506" calcext:value-type="float">
            <text:p>0.25150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5.090374" calcext:value-type="float">
            <text:p>15.09037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170" calcext:value-type="float">
            <text:p>11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" calcext:value-type="float">
            <text:p>0.00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222" calcext:value-type="float">
            <text:p>0.00422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53321" calcext:value-type="float">
            <text:p>0.25332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5.199281" calcext:value-type="float">
            <text:p>15.19928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1" calcext:value-type="float">
            <text:p>0.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90" calcext:value-type="float">
            <text:p>1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253" calcext:value-type="float">
            <text:p>0.00425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55167" calcext:value-type="float">
            <text:p>0.25516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5.31" calcext:value-type="float">
            <text:p>15.3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190" calcext:value-type="float">
            <text:p>1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1" calcext:value-type="float">
            <text:p>0.0000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284" calcext:value-type="float">
            <text:p>0.00428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57014" calcext:value-type="float">
            <text:p>0.25701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5.420843" calcext:value-type="float">
            <text:p>15.42084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19" calcext:value-type="float">
            <text:p>0.000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10" calcext:value-type="float">
            <text:p>1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314" calcext:value-type="float">
            <text:p>0.00431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58823" calcext:value-type="float">
            <text:p>0.25882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5.529376" calcext:value-type="float">
            <text:p>15.52937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210" calcext:value-type="float">
            <text:p>1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9" calcext:value-type="float">
            <text:p>0.000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20" calcext:value-type="float">
            <text:p>1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344" calcext:value-type="float">
            <text:p>0.00434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60631" calcext:value-type="float">
            <text:p>0.26063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5.637872" calcext:value-type="float">
            <text:p>15.63787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220" calcext:value-type="float">
            <text:p>1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1" calcext:value-type="float">
            <text:p>0.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30" calcext:value-type="float">
            <text:p>12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374" calcext:value-type="float">
            <text:p>0.00437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6247" calcext:value-type="float">
            <text:p>0.2624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5.748175" calcext:value-type="float">
            <text:p>15.74817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230" calcext:value-type="float">
            <text:p>12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1" calcext:value-type="float">
            <text:p>0.0000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40" calcext:value-type="float">
            <text:p>1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405" calcext:value-type="float">
            <text:p>0.00440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64276" calcext:value-type="float">
            <text:p>0.26427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5.856559" calcext:value-type="float">
            <text:p>15.85655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240" calcext:value-type="float">
            <text:p>1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9" calcext:value-type="float">
            <text:p>0.0000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435" calcext:value-type="float">
            <text:p>0.00443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66117" calcext:value-type="float">
            <text:p>0.26611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5.967035" calcext:value-type="float">
            <text:p>15.96703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250" calcext:value-type="float">
            <text:p>1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4" calcext:value-type="float">
            <text:p>0.0000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465" calcext:value-type="float">
            <text:p>0.00446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6793" calcext:value-type="float">
            <text:p>0.2679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6.075775" calcext:value-type="float">
            <text:p>16.07577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260" calcext:value-type="float">
            <text:p>12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4" calcext:value-type="float">
            <text:p>0.000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0" calcext:value-type="float">
            <text:p>12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496" calcext:value-type="float">
            <text:p>0.00449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69779" calcext:value-type="float">
            <text:p>0.26977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6.186752" calcext:value-type="float">
            <text:p>16.18675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270" calcext:value-type="float">
            <text:p>12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13" calcext:value-type="float">
            <text:p>0.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527" calcext:value-type="float">
            <text:p>0.00452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71594" calcext:value-type="float">
            <text:p>0.27159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6.295612" calcext:value-type="float">
            <text:p>16.29561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280" calcext:value-type="float">
            <text:p>12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5" calcext:value-type="float">
            <text:p>0.0000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90" calcext:value-type="float">
            <text:p>12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557" calcext:value-type="float">
            <text:p>0.00455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73413" calcext:value-type="float">
            <text:p>0.27341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6.404795" calcext:value-type="float">
            <text:p>16.40479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290" calcext:value-type="float">
            <text:p>12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8" calcext:value-type="float">
            <text:p>0.0000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588" calcext:value-type="float">
            <text:p>0.00458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75255" calcext:value-type="float">
            <text:p>0.27525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6.515308" calcext:value-type="float">
            <text:p>16.51530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11" calcext:value-type="float">
            <text:p>0.000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10" calcext:value-type="float">
            <text:p>1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618" calcext:value-type="float">
            <text:p>0.00461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77065" calcext:value-type="float">
            <text:p>0.27706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6.623909" calcext:value-type="float">
            <text:p>16.62390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310" calcext:value-type="float">
            <text:p>1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1" calcext:value-type="float">
            <text:p>0.0000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20" calcext:value-type="float">
            <text:p>1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648" calcext:value-type="float">
            <text:p>0.00464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78872" calcext:value-type="float">
            <text:p>0.27887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6.732306" calcext:value-type="float">
            <text:p>16.73230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320" calcext:value-type="float">
            <text:p>1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" calcext:value-type="float">
            <text:p>0.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30" calcext:value-type="float">
            <text:p>1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678" calcext:value-type="float">
            <text:p>0.00467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80695" calcext:value-type="float">
            <text:p>0.28069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6.841717" calcext:value-type="float">
            <text:p>16.84171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330" calcext:value-type="float">
            <text:p>1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8" calcext:value-type="float">
            <text:p>0.0000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40" calcext:value-type="float">
            <text:p>13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709" calcext:value-type="float">
            <text:p>0.00470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82558" calcext:value-type="float">
            <text:p>0.28255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6.953468" calcext:value-type="float">
            <text:p>16.95346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340" calcext:value-type="float">
            <text:p>13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11" calcext:value-type="float">
            <text:p>0.000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739" calcext:value-type="float">
            <text:p>0.00473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84367" calcext:value-type="float">
            <text:p>0.28436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7.061993" calcext:value-type="float">
            <text:p>17.06199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350" calcext:value-type="float">
            <text:p>13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8" calcext:value-type="float">
            <text:p>0.0000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60" calcext:value-type="float">
            <text:p>13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77" calcext:value-type="float">
            <text:p>0.0047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86173" calcext:value-type="float">
            <text:p>0.28617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7.170357" calcext:value-type="float">
            <text:p>17.17035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360" calcext:value-type="float">
            <text:p>13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5" calcext:value-type="float">
            <text:p>0.0000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70" calcext:value-type="float">
            <text:p>13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8" calcext:value-type="float">
            <text:p>0.004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87991" calcext:value-type="float">
            <text:p>0.28799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7.27948" calcext:value-type="float">
            <text:p>17.2794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370" calcext:value-type="float">
            <text:p>13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1" calcext:value-type="float">
            <text:p>0.0000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80" calcext:value-type="float">
            <text:p>13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831" calcext:value-type="float">
            <text:p>0.00483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89849" calcext:value-type="float">
            <text:p>0.28984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7.390938" calcext:value-type="float">
            <text:p>17.39093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380" calcext:value-type="float">
            <text:p>13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1" calcext:value-type="float">
            <text:p>0.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90" calcext:value-type="float">
            <text:p>13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4861" calcext:value-type="float">
            <text:p>0.00486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91658" calcext:value-type="float">
            <text:p>0.29165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7.499504" calcext:value-type="float">
            <text:p>17.49950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390" calcext:value-type="float">
            <text:p>13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5" calcext:value-type="float">
            <text:p>0.000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891" calcext:value-type="float">
            <text:p>0.00489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93461" calcext:value-type="float">
            <text:p>0.29346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7.607681" calcext:value-type="float">
            <text:p>17.60768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" calcext:value-type="float">
            <text:p>0.00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10" calcext:value-type="float">
            <text:p>14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921" calcext:value-type="float">
            <text:p>0.00492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9527" calcext:value-type="float">
            <text:p>0.2952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7.716227" calcext:value-type="float">
            <text:p>17.71622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410" calcext:value-type="float">
            <text:p>14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5" calcext:value-type="float">
            <text:p>0.0000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20" calcext:value-type="float">
            <text:p>14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4952" calcext:value-type="float">
            <text:p>0.00495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97123" calcext:value-type="float">
            <text:p>0.29712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7.82737" calcext:value-type="float">
            <text:p>17.8273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420" calcext:value-type="float">
            <text:p>14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9" calcext:value-type="float">
            <text:p>0.000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30" calcext:value-type="float">
            <text:p>14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4982" calcext:value-type="float">
            <text:p>0.00498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98948" calcext:value-type="float">
            <text:p>0.29894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7.936907" calcext:value-type="float">
            <text:p>17.93690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430" calcext:value-type="float">
            <text:p>14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4" calcext:value-type="float">
            <text:p>0.0000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013" calcext:value-type="float">
            <text:p>0.00501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00762" calcext:value-type="float">
            <text:p>0.30076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8.045717" calcext:value-type="float">
            <text:p>18.04571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7" calcext:value-type="float">
            <text:p>0.0000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5043" calcext:value-type="float">
            <text:p>0.00504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02568" calcext:value-type="float">
            <text:p>0.30256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8.154083" calcext:value-type="float">
            <text:p>18.15408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450" calcext:value-type="float">
            <text:p>14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" calcext:value-type="float">
            <text:p>0.00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60" calcext:value-type="float">
            <text:p>14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5073" calcext:value-type="float">
            <text:p>0.00507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04379" calcext:value-type="float">
            <text:p>0.30437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8.26277" calcext:value-type="float">
            <text:p>18.2627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460" calcext:value-type="float">
            <text:p>14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7" calcext:value-type="float">
            <text:p>0.0000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104" calcext:value-type="float">
            <text:p>0.00510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06227" calcext:value-type="float">
            <text:p>0.30622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8.373646" calcext:value-type="float">
            <text:p>18.37364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470" calcext:value-type="float">
            <text:p>14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14" calcext:value-type="float">
            <text:p>0.000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134" calcext:value-type="float">
            <text:p>0.00513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08045" calcext:value-type="float">
            <text:p>0.30804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8.482719" calcext:value-type="float">
            <text:p>18.48271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480" calcext:value-type="float">
            <text:p>14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5" calcext:value-type="float">
            <text:p>0.000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90" calcext:value-type="float">
            <text:p>14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164" calcext:value-type="float">
            <text:p>0.00516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09851" calcext:value-type="float">
            <text:p>0.30985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8.591072" calcext:value-type="float">
            <text:p>18.59107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490" calcext:value-type="float">
            <text:p>14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5" calcext:value-type="float">
            <text:p>0.0000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194" calcext:value-type="float">
            <text:p>0.00519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11658" calcext:value-type="float">
            <text:p>0.31165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8.699461" calcext:value-type="float">
            <text:p>18.69946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2" calcext:value-type="float">
            <text:p>0.0000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225" calcext:value-type="float">
            <text:p>0.00522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13472" calcext:value-type="float">
            <text:p>0.31347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8.808331" calcext:value-type="float">
            <text:p>18.80833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510" calcext:value-type="float">
            <text:p>15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9" calcext:value-type="float">
            <text:p>0.0000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255" calcext:value-type="float">
            <text:p>0.00525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15293" calcext:value-type="float">
            <text:p>0.31529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8.917606" calcext:value-type="float">
            <text:p>18.91760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7" calcext:value-type="float">
            <text:p>0.0000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30" calcext:value-type="float">
            <text:p>15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285" calcext:value-type="float">
            <text:p>0.00528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17103" calcext:value-type="float">
            <text:p>0.31710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9.026169" calcext:value-type="float">
            <text:p>19.02616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530" calcext:value-type="float">
            <text:p>15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9" calcext:value-type="float">
            <text:p>0.000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40" calcext:value-type="float">
            <text:p>15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5316" calcext:value-type="float">
            <text:p>0.00531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18942" calcext:value-type="float">
            <text:p>0.31894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9.136503" calcext:value-type="float">
            <text:p>19.13650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540" calcext:value-type="float">
            <text:p>15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8" calcext:value-type="float">
            <text:p>0.000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346" calcext:value-type="float">
            <text:p>0.00534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20754" calcext:value-type="float">
            <text:p>0.32075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9.24523" calcext:value-type="float">
            <text:p>19.2452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550" calcext:value-type="float">
            <text:p>15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11" calcext:value-type="float">
            <text:p>0.000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60" calcext:value-type="float">
            <text:p>1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376" calcext:value-type="float">
            <text:p>0.00537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22585" calcext:value-type="float">
            <text:p>0.32258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9.355076" calcext:value-type="float">
            <text:p>19.35507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560" calcext:value-type="float">
            <text:p>1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17" calcext:value-type="float">
            <text:p>0.000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70" calcext:value-type="float">
            <text:p>15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407" calcext:value-type="float">
            <text:p>0.00540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24395" calcext:value-type="float">
            <text:p>0.32439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9.463713" calcext:value-type="float">
            <text:p>19.46371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570" calcext:value-type="float">
            <text:p>15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6" calcext:value-type="float">
            <text:p>0.0000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80" calcext:value-type="float">
            <text:p>15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437" calcext:value-type="float">
            <text:p>0.00543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2621" calcext:value-type="float">
            <text:p>0.3262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9.572573" calcext:value-type="float">
            <text:p>19.57257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580" calcext:value-type="float">
            <text:p>15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7" calcext:value-type="float">
            <text:p>0.0000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90" calcext:value-type="float">
            <text:p>15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467" calcext:value-type="float">
            <text:p>0.00546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2803" calcext:value-type="float">
            <text:p>0.3280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9.681787" calcext:value-type="float">
            <text:p>19.68178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590" calcext:value-type="float">
            <text:p>15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6" calcext:value-type="float">
            <text:p>0.0000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497" calcext:value-type="float">
            <text:p>0.00549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2984" calcext:value-type="float">
            <text:p>0.3298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9.79039" calcext:value-type="float">
            <text:p>19.7903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8" calcext:value-type="float">
            <text:p>0.000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10" calcext:value-type="float">
            <text:p>16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527" calcext:value-type="float">
            <text:p>0.00552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3165" calcext:value-type="float">
            <text:p>0.3316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9.898994" calcext:value-type="float">
            <text:p>19.89899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610" calcext:value-type="float">
            <text:p>16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8" calcext:value-type="float">
            <text:p>0.0000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20" calcext:value-type="float">
            <text:p>16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558" calcext:value-type="float">
            <text:p>0.00555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33478" calcext:value-type="float">
            <text:p>0.33347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0.008657" calcext:value-type="float">
            <text:p>20.00865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620" calcext:value-type="float">
            <text:p>16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9" calcext:value-type="float">
            <text:p>0.0000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30" calcext:value-type="float">
            <text:p>16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588" calcext:value-type="float">
            <text:p>0.00558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35286" calcext:value-type="float">
            <text:p>0.33528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0.117167" calcext:value-type="float">
            <text:p>20.11716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630" calcext:value-type="float">
            <text:p>16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9" calcext:value-type="float">
            <text:p>0.0000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40" calcext:value-type="float">
            <text:p>16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618" calcext:value-type="float">
            <text:p>0.00561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37093" calcext:value-type="float">
            <text:p>0.33709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0.225588" calcext:value-type="float">
            <text:p>20.22558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640" calcext:value-type="float">
            <text:p>16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8" calcext:value-type="float">
            <text:p>0.0000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649" calcext:value-type="float">
            <text:p>0.00564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38912" calcext:value-type="float">
            <text:p>0.33891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0.334715" calcext:value-type="float">
            <text:p>20.33471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650" calcext:value-type="float">
            <text:p>16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7" calcext:value-type="float">
            <text:p>0.0000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60" calcext:value-type="float">
            <text:p>16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679" calcext:value-type="float">
            <text:p>0.00567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40728" calcext:value-type="float">
            <text:p>0.34072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0.443672" calcext:value-type="float">
            <text:p>20.44367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660" calcext:value-type="float">
            <text:p>16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6" calcext:value-type="float">
            <text:p>0.0000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709" calcext:value-type="float">
            <text:p>0.00570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42534" calcext:value-type="float">
            <text:p>0.34253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0.552065" calcext:value-type="float">
            <text:p>20.55206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670" calcext:value-type="float">
            <text:p>16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5" calcext:value-type="float">
            <text:p>0.0000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739" calcext:value-type="float">
            <text:p>0.00573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44353" calcext:value-type="float">
            <text:p>0.34435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0.661194" calcext:value-type="float">
            <text:p>20.66119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680" calcext:value-type="float">
            <text:p>16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4" calcext:value-type="float">
            <text:p>0.0000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90" calcext:value-type="float">
            <text:p>16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769" calcext:value-type="float">
            <text:p>0.00576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46169" calcext:value-type="float">
            <text:p>0.34616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0.770157" calcext:value-type="float">
            <text:p>20.77015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690" calcext:value-type="float">
            <text:p>16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3" calcext:value-type="float">
            <text:p>0.0000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8" calcext:value-type="float">
            <text:p>0.005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47976" calcext:value-type="float">
            <text:p>0.34797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0.87854" calcext:value-type="float">
            <text:p>20.8785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2" calcext:value-type="float">
            <text:p>0.000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10" calcext:value-type="float">
            <text:p>17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83" calcext:value-type="float">
            <text:p>0.0058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49806" calcext:value-type="float">
            <text:p>0.34980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0.988375" calcext:value-type="float">
            <text:p>20.98837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710" calcext:value-type="float">
            <text:p>17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1" calcext:value-type="float">
            <text:p>0.0000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20" calcext:value-type="float">
            <text:p>17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86" calcext:value-type="float">
            <text:p>0.0058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51622" calcext:value-type="float">
            <text:p>0.35162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1.097336" calcext:value-type="float">
            <text:p>21.09733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720" calcext:value-type="float">
            <text:p>17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" calcext:value-type="float">
            <text:p>0.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30" calcext:value-type="float">
            <text:p>17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891" calcext:value-type="float">
            <text:p>0.00589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53468" calcext:value-type="float">
            <text:p>0.35346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1.208071" calcext:value-type="float">
            <text:p>21.20807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730" calcext:value-type="float">
            <text:p>17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1" calcext:value-type="float">
            <text:p>0.000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40" calcext:value-type="float">
            <text:p>17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922" calcext:value-type="float">
            <text:p>0.00592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55299" calcext:value-type="float">
            <text:p>0.35529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1.317919" calcext:value-type="float">
            <text:p>21.31791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740" calcext:value-type="float">
            <text:p>17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13" calcext:value-type="float">
            <text:p>0.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952" calcext:value-type="float">
            <text:p>0.00595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57134" calcext:value-type="float">
            <text:p>0.35713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1.428019" calcext:value-type="float">
            <text:p>21.42801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750" calcext:value-type="float">
            <text:p>17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7" calcext:value-type="float">
            <text:p>0.0000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60" calcext:value-type="float">
            <text:p>17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5983" calcext:value-type="float">
            <text:p>0.00598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58986" calcext:value-type="float">
            <text:p>0.35898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1.539181" calcext:value-type="float">
            <text:p>21.53918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760" calcext:value-type="float">
            <text:p>17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3" calcext:value-type="float">
            <text:p>0.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70" calcext:value-type="float">
            <text:p>17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013" calcext:value-type="float">
            <text:p>0.00601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60777" calcext:value-type="float">
            <text:p>0.36077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1.64662" calcext:value-type="float">
            <text:p>21.6466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770" calcext:value-type="float">
            <text:p>17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80" calcext:value-type="float">
            <text:p>17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043" calcext:value-type="float">
            <text:p>0.00604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62589" calcext:value-type="float">
            <text:p>0.36258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1.755367" calcext:value-type="float">
            <text:p>21.75536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780" calcext:value-type="float">
            <text:p>17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4" calcext:value-type="float">
            <text:p>0.000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90" calcext:value-type="float">
            <text:p>17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073" calcext:value-type="float">
            <text:p>0.00607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64409" calcext:value-type="float">
            <text:p>0.36440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1.864521" calcext:value-type="float">
            <text:p>21.86452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790" calcext:value-type="float">
            <text:p>17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7" calcext:value-type="float">
            <text:p>0.000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104" calcext:value-type="float">
            <text:p>0.00610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66225" calcext:value-type="float">
            <text:p>0.36622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1.973494" calcext:value-type="float">
            <text:p>21.97349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2" calcext:value-type="float">
            <text:p>0.000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10" calcext:value-type="float">
            <text:p>18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134" calcext:value-type="float">
            <text:p>0.00613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68042" calcext:value-type="float">
            <text:p>0.36804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2.082508" calcext:value-type="float">
            <text:p>22.08250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810" calcext:value-type="float">
            <text:p>18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3" calcext:value-type="float">
            <text:p>0.0000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20" calcext:value-type="float">
            <text:p>18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164" calcext:value-type="float">
            <text:p>0.00616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69859" calcext:value-type="float">
            <text:p>0.36985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2.191561" calcext:value-type="float">
            <text:p>22.19156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820" calcext:value-type="float">
            <text:p>18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1" calcext:value-type="float">
            <text:p>0.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30" calcext:value-type="float">
            <text:p>18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194" calcext:value-type="float">
            <text:p>0.00619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71639" calcext:value-type="float">
            <text:p>0.37163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2.298332" calcext:value-type="float">
            <text:p>22.29833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830" calcext:value-type="float">
            <text:p>18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40" calcext:value-type="float">
            <text:p>18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224" calcext:value-type="float">
            <text:p>0.00622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73458" calcext:value-type="float">
            <text:p>0.37345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2.407452" calcext:value-type="float">
            <text:p>22.40745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840" calcext:value-type="float">
            <text:p>18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9" calcext:value-type="float">
            <text:p>0.0000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254" calcext:value-type="float">
            <text:p>0.00625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75264" calcext:value-type="float">
            <text:p>0.37526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2.515854" calcext:value-type="float">
            <text:p>22.51585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850" calcext:value-type="float">
            <text:p>18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5" calcext:value-type="float">
            <text:p>0.0000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60" calcext:value-type="float">
            <text:p>18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285" calcext:value-type="float">
            <text:p>0.00628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77084" calcext:value-type="float">
            <text:p>0.37708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2.625031" calcext:value-type="float">
            <text:p>22.62503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860" calcext:value-type="float">
            <text:p>18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13" calcext:value-type="float">
            <text:p>0.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70" calcext:value-type="float">
            <text:p>18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315" calcext:value-type="float">
            <text:p>0.00631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78898" calcext:value-type="float">
            <text:p>0.37889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2.733856" calcext:value-type="float">
            <text:p>22.73385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870" calcext:value-type="float">
            <text:p>18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2" calcext:value-type="float">
            <text:p>0.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80" calcext:value-type="float">
            <text:p>18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345" calcext:value-type="float">
            <text:p>0.00634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80681" calcext:value-type="float">
            <text:p>0.38068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2.840868" calcext:value-type="float">
            <text:p>22.84086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880" calcext:value-type="float">
            <text:p>18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2" calcext:value-type="float">
            <text:p>0.0000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90" calcext:value-type="float">
            <text:p>18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375" calcext:value-type="float">
            <text:p>0.00637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82498" calcext:value-type="float">
            <text:p>0.38249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2.94989" calcext:value-type="float">
            <text:p>22.9498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890" calcext:value-type="float">
            <text:p>18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2" calcext:value-type="float">
            <text:p>0.0000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405" calcext:value-type="float">
            <text:p>0.00640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84318" calcext:value-type="float">
            <text:p>0.38431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3.059052" calcext:value-type="float">
            <text:p>23.05905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900" calcext:value-type="float">
            <text:p>1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8" calcext:value-type="float">
            <text:p>0.000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10" calcext:value-type="float">
            <text:p>19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435" calcext:value-type="float">
            <text:p>0.00643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86105" calcext:value-type="float">
            <text:p>0.38610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3.1663" calcext:value-type="float">
            <text:p>23.166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910" calcext:value-type="float">
            <text:p>19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2" calcext:value-type="float">
            <text:p>0.000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20" calcext:value-type="float">
            <text:p>19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466" calcext:value-type="float">
            <text:p>0.00646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87931" calcext:value-type="float">
            <text:p>0.38793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3.275846" calcext:value-type="float">
            <text:p>23.27584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920" calcext:value-type="float">
            <text:p>19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7" calcext:value-type="float">
            <text:p>0.0000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30" calcext:value-type="float">
            <text:p>19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496" calcext:value-type="float">
            <text:p>0.00649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89743" calcext:value-type="float">
            <text:p>0.38974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3.384602" calcext:value-type="float">
            <text:p>23.38460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930" calcext:value-type="float">
            <text:p>19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40" calcext:value-type="float">
            <text:p>19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526" calcext:value-type="float">
            <text:p>0.00652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91558" calcext:value-type="float">
            <text:p>0.39155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3.493494" calcext:value-type="float">
            <text:p>23.49349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940" calcext:value-type="float">
            <text:p>19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3" calcext:value-type="float">
            <text:p>0.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556" calcext:value-type="float">
            <text:p>0.00655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93353" calcext:value-type="float">
            <text:p>0.39335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3.601156" calcext:value-type="float">
            <text:p>23.60115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950" calcext:value-type="float">
            <text:p>19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8" calcext:value-type="float">
            <text:p>0.0000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60" calcext:value-type="float">
            <text:p>19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586" calcext:value-type="float">
            <text:p>0.00658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95175" calcext:value-type="float">
            <text:p>0.39517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3.710529" calcext:value-type="float">
            <text:p>23.71052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960" calcext:value-type="float">
            <text:p>19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1" calcext:value-type="float">
            <text:p>0.0000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70" calcext:value-type="float">
            <text:p>19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616" calcext:value-type="float">
            <text:p>0.00661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96989" calcext:value-type="float">
            <text:p>0.39698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3.81933" calcext:value-type="float">
            <text:p>23.8193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970" calcext:value-type="float">
            <text:p>19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9" calcext:value-type="float">
            <text:p>0.000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646" calcext:value-type="float">
            <text:p>0.00664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98776" calcext:value-type="float">
            <text:p>0.39877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3.926571" calcext:value-type="float">
            <text:p>23.92657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2" calcext:value-type="float">
            <text:p>0.000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90" calcext:value-type="float">
            <text:p>19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677" calcext:value-type="float">
            <text:p>0.00667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00628" calcext:value-type="float">
            <text:p>0.40062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4.037708" calcext:value-type="float">
            <text:p>24.03770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1990" calcext:value-type="float">
            <text:p>19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9" calcext:value-type="float">
            <text:p>0.0000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709" calcext:value-type="float">
            <text:p>0.00670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02519" calcext:value-type="float">
            <text:p>0.40251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4.15114" calcext:value-type="float">
            <text:p>24.1511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19" calcext:value-type="float">
            <text:p>0.000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739" calcext:value-type="float">
            <text:p>0.00673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04334" calcext:value-type="float">
            <text:p>0.40433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4.260014" calcext:value-type="float">
            <text:p>24.26001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3" calcext:value-type="float">
            <text:p>0.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769" calcext:value-type="float">
            <text:p>0.00676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0613" calcext:value-type="float">
            <text:p>0.4061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4.367777" calcext:value-type="float">
            <text:p>24.36777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" calcext:value-type="float">
            <text:p>0.000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30" calcext:value-type="float">
            <text:p>20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799" calcext:value-type="float">
            <text:p>0.00679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07939" calcext:value-type="float">
            <text:p>0.40793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4.476316" calcext:value-type="float">
            <text:p>24.47631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030" calcext:value-type="float">
            <text:p>20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14" calcext:value-type="float">
            <text:p>0.000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40" calcext:value-type="float">
            <text:p>20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acts</text:p>
          </table:table-cell>
          <table:table-cell office:value-type="float" office:value="0.00683" calcext:value-type="float">
            <text:p>0.0068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09788" calcext:value-type="float">
            <text:p>0.40978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4.587255" calcext:value-type="float">
            <text:p>24.58725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040" calcext:value-type="float">
            <text:p>20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3" calcext:value-type="float">
            <text:p>0.0000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686" calcext:value-type="float">
            <text:p>0.0068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11609" calcext:value-type="float">
            <text:p>0.41160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4.696529" calcext:value-type="float">
            <text:p>24.69652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050" calcext:value-type="float">
            <text:p>20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11" calcext:value-type="float">
            <text:p>0.000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60" calcext:value-type="float">
            <text:p>20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float" office:value="0.006893" calcext:value-type="float">
            <text:p>0.00689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13575" calcext:value-type="float">
            <text:p>0.41357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4.814526" calcext:value-type="float">
            <text:p>24.81452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060" calcext:value-type="float">
            <text:p>20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2" calcext:value-type="float">
            <text:p>0.000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70" calcext:value-type="float">
            <text:p>20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6925" calcext:value-type="float">
            <text:p>0.00692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15501" calcext:value-type="float">
            <text:p>0.41550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4.930075" calcext:value-type="float">
            <text:p>24.93007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070" calcext:value-type="float">
            <text:p>20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9" calcext:value-type="float">
            <text:p>0.0000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80" calcext:value-type="float">
            <text:p>20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6957" calcext:value-type="float">
            <text:p>0.00695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17448" calcext:value-type="float">
            <text:p>0.41744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5.046888" calcext:value-type="float">
            <text:p>25.04688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080" calcext:value-type="float">
            <text:p>20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14" calcext:value-type="float">
            <text:p>0.000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90" calcext:value-type="float">
            <text:p>20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6989" calcext:value-type="float">
            <text:p>0.00698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19345" calcext:value-type="float">
            <text:p>0.41934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5.16069" calcext:value-type="float">
            <text:p>25.1606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090" calcext:value-type="float">
            <text:p>20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34" calcext:value-type="float">
            <text:p>0.000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07021" calcext:value-type="float">
            <text:p>0.00702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21289" calcext:value-type="float">
            <text:p>0.42128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5.277359" calcext:value-type="float">
            <text:p>25.27735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100" calcext:value-type="float">
            <text:p>2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6" calcext:value-type="float">
            <text:p>0.0000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10" calcext:value-type="float">
            <text:p>21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7054" calcext:value-type="float">
            <text:p>0.00705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23217" calcext:value-type="float">
            <text:p>0.42321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5.393021" calcext:value-type="float">
            <text:p>25.39302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110" calcext:value-type="float">
            <text:p>21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35" calcext:value-type="float">
            <text:p>0.0001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20" calcext:value-type="float">
            <text:p>21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float" office:value="0.007085" calcext:value-type="float">
            <text:p>0.00708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25123" calcext:value-type="float">
            <text:p>0.42512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5.507408" calcext:value-type="float">
            <text:p>25.50740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120" calcext:value-type="float">
            <text:p>21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9" calcext:value-type="float">
            <text:p>0.0000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30" calcext:value-type="float">
            <text:p>21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07117" calcext:value-type="float">
            <text:p>0.00711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27033" calcext:value-type="float">
            <text:p>0.42703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5.621965" calcext:value-type="float">
            <text:p>25.62196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130" calcext:value-type="float">
            <text:p>21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" calcext:value-type="float">
            <text:p>0.00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40" calcext:value-type="float">
            <text:p>21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07149" calcext:value-type="float">
            <text:p>0.00714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28945" calcext:value-type="float">
            <text:p>0.42894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5.736683" calcext:value-type="float">
            <text:p>25.73668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140" calcext:value-type="float">
            <text:p>21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53" calcext:value-type="float">
            <text:p>0.0001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07182" calcext:value-type="float">
            <text:p>0.00718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30896" calcext:value-type="float">
            <text:p>0.43089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5.853788" calcext:value-type="float">
            <text:p>25.85378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150" calcext:value-type="float">
            <text:p>21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4" calcext:value-type="float">
            <text:p>0.000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07213" calcext:value-type="float">
            <text:p>0.00721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32798" calcext:value-type="float">
            <text:p>0.43279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5.967884" calcext:value-type="float">
            <text:p>25.96788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5" calcext:value-type="float">
            <text:p>0.0000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70" calcext:value-type="float">
            <text:p>21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07246" calcext:value-type="float">
            <text:p>0.00724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34742" calcext:value-type="float">
            <text:p>0.43474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6.084541" calcext:value-type="float">
            <text:p>26.08454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170" calcext:value-type="float">
            <text:p>21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9" calcext:value-type="float">
            <text:p>0.00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80" calcext:value-type="float">
            <text:p>21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07279" calcext:value-type="float">
            <text:p>0.00727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36743" calcext:value-type="float">
            <text:p>0.43674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6.204605" calcext:value-type="float">
            <text:p>26.20460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180" calcext:value-type="float">
            <text:p>21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8" calcext:value-type="float">
            <text:p>0.0000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90" calcext:value-type="float">
            <text:p>21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07312" calcext:value-type="float">
            <text:p>0.00731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3871" calcext:value-type="float">
            <text:p>0.4387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6.322618" calcext:value-type="float">
            <text:p>26.32261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190" calcext:value-type="float">
            <text:p>21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38" calcext:value-type="float">
            <text:p>0.0001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07345" calcext:value-type="float">
            <text:p>0.00734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40685" calcext:value-type="float">
            <text:p>0.44068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6.441074" calcext:value-type="float">
            <text:p>26.44107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200" calcext:value-type="float">
            <text:p>22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2" calcext:value-type="float">
            <text:p>0.0000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10" calcext:value-type="float">
            <text:p>22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07377" calcext:value-type="float">
            <text:p>0.00737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42637" calcext:value-type="float">
            <text:p>0.44263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6.558233" calcext:value-type="float">
            <text:p>26.55823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210" calcext:value-type="float">
            <text:p>22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7" calcext:value-type="float">
            <text:p>0.0000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20" calcext:value-type="float">
            <text:p>22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0741" calcext:value-type="float">
            <text:p>0.0074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44595" calcext:value-type="float">
            <text:p>0.44459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6.675697" calcext:value-type="float">
            <text:p>26.67569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220" calcext:value-type="float">
            <text:p>22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1" calcext:value-type="float">
            <text:p>0.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30" calcext:value-type="float">
            <text:p>22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07443" calcext:value-type="float">
            <text:p>0.00744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46588" calcext:value-type="float">
            <text:p>0.44658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6.795288" calcext:value-type="float">
            <text:p>26.79528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230" calcext:value-type="float">
            <text:p>22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8" calcext:value-type="float">
            <text:p>0.0000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40" calcext:value-type="float">
            <text:p>22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07476" calcext:value-type="float">
            <text:p>0.00747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48567" calcext:value-type="float">
            <text:p>0.44856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6.914043" calcext:value-type="float">
            <text:p>26.91404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240" calcext:value-type="float">
            <text:p>22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59" calcext:value-type="float">
            <text:p>0.0001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0751" calcext:value-type="float">
            <text:p>0.0075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5057" calcext:value-type="float">
            <text:p>0.4505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7.03421" calcext:value-type="float">
            <text:p>27.0342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250" calcext:value-type="float">
            <text:p>2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4" calcext:value-type="float">
            <text:p>0.0000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60" calcext:value-type="float">
            <text:p>22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07542" calcext:value-type="float">
            <text:p>0.00754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52496" calcext:value-type="float">
            <text:p>0.45249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7.149786" calcext:value-type="float">
            <text:p>27.14978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260" calcext:value-type="float">
            <text:p>22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24" calcext:value-type="float">
            <text:p>0.0001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70" calcext:value-type="float">
            <text:p>22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07574" calcext:value-type="float">
            <text:p>0.00757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54457" calcext:value-type="float">
            <text:p>0.45445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7.267445" calcext:value-type="float">
            <text:p>27.26744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270" calcext:value-type="float">
            <text:p>22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8" calcext:value-type="float">
            <text:p>0.0000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80" calcext:value-type="float">
            <text:p>22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07607" calcext:value-type="float">
            <text:p>0.00760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5642" calcext:value-type="float">
            <text:p>0.4564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7.38518" calcext:value-type="float">
            <text:p>27.3851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280" calcext:value-type="float">
            <text:p>22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8" calcext:value-type="float">
            <text:p>0.0000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90" calcext:value-type="float">
            <text:p>22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07639" calcext:value-type="float">
            <text:p>0.00763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58369" calcext:value-type="float">
            <text:p>0.45836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7.502165" calcext:value-type="float">
            <text:p>27.50216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290" calcext:value-type="float">
            <text:p>22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1" calcext:value-type="float">
            <text:p>0.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07673" calcext:value-type="float">
            <text:p>0.00767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60358" calcext:value-type="float">
            <text:p>0.46035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7.62149" calcext:value-type="float">
            <text:p>27.6214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300" calcext:value-type="float">
            <text:p>23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6" calcext:value-type="float">
            <text:p>0.000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10" calcext:value-type="float">
            <text:p>23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7705" calcext:value-type="float">
            <text:p>0.00770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62309" calcext:value-type="float">
            <text:p>0.46230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7.738546" calcext:value-type="float">
            <text:p>27.73854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310" calcext:value-type="float">
            <text:p>23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81" calcext:value-type="float">
            <text:p>0.0001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20" calcext:value-type="float">
            <text:p>23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7738" calcext:value-type="float">
            <text:p>0.00773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64297" calcext:value-type="float">
            <text:p>0.46429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7.857845" calcext:value-type="float">
            <text:p>27.85784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320" calcext:value-type="float">
            <text:p>23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1" calcext:value-type="float">
            <text:p>0.0000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30" calcext:value-type="float">
            <text:p>23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7771" calcext:value-type="float">
            <text:p>0.00777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6626" calcext:value-type="float">
            <text:p>0.4662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7.975601" calcext:value-type="float">
            <text:p>27.97560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330" calcext:value-type="float">
            <text:p>23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6" calcext:value-type="float">
            <text:p>0.000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40" calcext:value-type="float">
            <text:p>23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7804" calcext:value-type="float">
            <text:p>0.00780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68257" calcext:value-type="float">
            <text:p>0.46825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8.095442" calcext:value-type="float">
            <text:p>28.09544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340" calcext:value-type="float">
            <text:p>23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9" calcext:value-type="float">
            <text:p>0.0000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7837" calcext:value-type="float">
            <text:p>0.00783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70198" calcext:value-type="float">
            <text:p>0.47019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8.211882" calcext:value-type="float">
            <text:p>28.21188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42" calcext:value-type="float">
            <text:p>0.0001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60" calcext:value-type="float">
            <text:p>23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7871" calcext:value-type="float">
            <text:p>0.00787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72251" calcext:value-type="float">
            <text:p>0.47225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8.335052" calcext:value-type="float">
            <text:p>28.33505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360" calcext:value-type="float">
            <text:p>23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2" calcext:value-type="float">
            <text:p>0.000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70" calcext:value-type="float">
            <text:p>23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7903" calcext:value-type="float">
            <text:p>0.00790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74203" calcext:value-type="float">
            <text:p>0.47420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8.452192" calcext:value-type="float">
            <text:p>28.45219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370" calcext:value-type="float">
            <text:p>23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33" calcext:value-type="float">
            <text:p>0.0001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80" calcext:value-type="float">
            <text:p>23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7937" calcext:value-type="float">
            <text:p>0.00793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76208" calcext:value-type="float">
            <text:p>0.47620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8.572453" calcext:value-type="float">
            <text:p>28.57245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380" calcext:value-type="float">
            <text:p>23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7" calcext:value-type="float">
            <text:p>0.0000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90" calcext:value-type="float">
            <text:p>23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797" calcext:value-type="float">
            <text:p>0.0079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78184" calcext:value-type="float">
            <text:p>0.47818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8.691065" calcext:value-type="float">
            <text:p>28.69106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390" calcext:value-type="float">
            <text:p>23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27" calcext:value-type="float">
            <text:p>0.0001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8003" calcext:value-type="float">
            <text:p>0.00800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80189" calcext:value-type="float">
            <text:p>0.48018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8.811312" calcext:value-type="float">
            <text:p>28.81131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7" calcext:value-type="float">
            <text:p>0.0000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10" calcext:value-type="float">
            <text:p>24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8037" calcext:value-type="float">
            <text:p>0.00803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82193" calcext:value-type="float">
            <text:p>0.48219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8.931555" calcext:value-type="float">
            <text:p>28.93155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410" calcext:value-type="float">
            <text:p>24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28" calcext:value-type="float">
            <text:p>0.0001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20" calcext:value-type="float">
            <text:p>24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807" calcext:value-type="float">
            <text:p>0.0080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84197" calcext:value-type="float">
            <text:p>0.48419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9.051821" calcext:value-type="float">
            <text:p>29.05182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420" calcext:value-type="float">
            <text:p>24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8" calcext:value-type="float">
            <text:p>0.000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30" calcext:value-type="float">
            <text:p>24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8102" calcext:value-type="float">
            <text:p>0.00810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861" calcext:value-type="float">
            <text:p>0.486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9.165998" calcext:value-type="float">
            <text:p>29.16599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430" calcext:value-type="float">
            <text:p>24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33" calcext:value-type="float">
            <text:p>0.0001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40" calcext:value-type="float">
            <text:p>24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8134" calcext:value-type="float">
            <text:p>0.00813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88023" calcext:value-type="float">
            <text:p>0.48802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9.281366" calcext:value-type="float">
            <text:p>29.28136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440" calcext:value-type="float">
            <text:p>24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4" calcext:value-type="float">
            <text:p>0.0000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8165" calcext:value-type="float">
            <text:p>0.00816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89914" calcext:value-type="float">
            <text:p>0.48991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9.394835" calcext:value-type="float">
            <text:p>29.39483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450" calcext:value-type="float">
            <text:p>24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48" calcext:value-type="float">
            <text:p>0.0001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60" calcext:value-type="float">
            <text:p>24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8197" calcext:value-type="float">
            <text:p>0.00819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91842" calcext:value-type="float">
            <text:p>0.49184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9.510548" calcext:value-type="float">
            <text:p>29.51054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460" calcext:value-type="float">
            <text:p>24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3" calcext:value-type="float">
            <text:p>0.0000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70" calcext:value-type="float">
            <text:p>24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8232" calcext:value-type="float">
            <text:p>0.00823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93938" calcext:value-type="float">
            <text:p>0.49393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9.636271" calcext:value-type="float">
            <text:p>29.63627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470" calcext:value-type="float">
            <text:p>24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68" calcext:value-type="float">
            <text:p>0.000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80" calcext:value-type="float">
            <text:p>24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96177" calcext:value-type="float">
            <text:p>0.49617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9.770618" calcext:value-type="float">
            <text:p>29.77061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480" calcext:value-type="float">
            <text:p>24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4" calcext:value-type="float">
            <text:p>0.000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90" calcext:value-type="float">
            <text:p>24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8302" calcext:value-type="float">
            <text:p>0.00830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98119" calcext:value-type="float">
            <text:p>0.49811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9.887121" calcext:value-type="float">
            <text:p>29.88712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490" calcext:value-type="float">
            <text:p>24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9" calcext:value-type="float">
            <text:p>0.00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8335" calcext:value-type="float">
            <text:p>0.00833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00073" calcext:value-type="float">
            <text:p>0.50007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0.004402" calcext:value-type="float">
            <text:p>30.00440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4" calcext:value-type="float">
            <text:p>0.000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10" calcext:value-type="float">
            <text:p>25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8367" calcext:value-type="float">
            <text:p>0.00836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02039" calcext:value-type="float">
            <text:p>0.50203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0.122316" calcext:value-type="float">
            <text:p>30.12231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510" calcext:value-type="float">
            <text:p>25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1" calcext:value-type="float">
            <text:p>0.000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" calcext:value-type="float">
            <text:p>25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8399" calcext:value-type="float">
            <text:p>0.00839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03967" calcext:value-type="float">
            <text:p>0.50396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0.238039" calcext:value-type="float">
            <text:p>30.23803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520" calcext:value-type="float">
            <text:p>25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1" calcext:value-type="float">
            <text:p>0.00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30" calcext:value-type="float">
            <text:p>25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8432" calcext:value-type="float">
            <text:p>0.00843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05928" calcext:value-type="float">
            <text:p>0.50592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0.355692" calcext:value-type="float">
            <text:p>30.35569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530" calcext:value-type="float">
            <text:p>25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4" calcext:value-type="float">
            <text:p>0.000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40" calcext:value-type="float">
            <text:p>25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8464" calcext:value-type="float">
            <text:p>0.00846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07859" calcext:value-type="float">
            <text:p>0.50785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0.471561" calcext:value-type="float">
            <text:p>30.47156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540" calcext:value-type="float">
            <text:p>25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42" calcext:value-type="float">
            <text:p>0.0001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8497" calcext:value-type="float">
            <text:p>0.00849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09799" calcext:value-type="float">
            <text:p>0.50979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0.587912" calcext:value-type="float">
            <text:p>30.58791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550" calcext:value-type="float">
            <text:p>25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8" calcext:value-type="float">
            <text:p>0.0000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0" calcext:value-type="float">
            <text:p>25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8528" calcext:value-type="float">
            <text:p>0.00852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1169" calcext:value-type="float">
            <text:p>0.5116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0.701393" calcext:value-type="float">
            <text:p>30.70139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560" calcext:value-type="float">
            <text:p>25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91" calcext:value-type="float">
            <text:p>0.0001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70" calcext:value-type="float">
            <text:p>25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856" calcext:value-type="float">
            <text:p>0.0085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13612" calcext:value-type="float">
            <text:p>0.51361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0.816717" calcext:value-type="float">
            <text:p>30.81671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570" calcext:value-type="float">
            <text:p>25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2" calcext:value-type="float">
            <text:p>0.000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80" calcext:value-type="float">
            <text:p>25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8593" calcext:value-type="float">
            <text:p>0.00859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15567" calcext:value-type="float">
            <text:p>0.51556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0.934004" calcext:value-type="float">
            <text:p>30.93400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580" calcext:value-type="float">
            <text:p>25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8" calcext:value-type="float">
            <text:p>0.0000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90" calcext:value-type="float">
            <text:p>25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8625" calcext:value-type="float">
            <text:p>0.00862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17501" calcext:value-type="float">
            <text:p>0.51750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1.050062" calcext:value-type="float">
            <text:p>31.05006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590" calcext:value-type="float">
            <text:p>25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36" calcext:value-type="float">
            <text:p>0.0001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8658" calcext:value-type="float">
            <text:p>0.00865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19486" calcext:value-type="float">
            <text:p>0.51948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1.169136" calcext:value-type="float">
            <text:p>31.16913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600" calcext:value-type="float">
            <text:p>26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" calcext:value-type="float">
            <text:p>0.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10" calcext:value-type="float">
            <text:p>26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869" calcext:value-type="float">
            <text:p>0.0086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21377" calcext:value-type="float">
            <text:p>0.52137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1.282639" calcext:value-type="float">
            <text:p>31.28263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610" calcext:value-type="float">
            <text:p>26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1" calcext:value-type="float">
            <text:p>0.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20" calcext:value-type="float">
            <text:p>26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8722" calcext:value-type="float">
            <text:p>0.00872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23325" calcext:value-type="float">
            <text:p>0.52332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1.399502" calcext:value-type="float">
            <text:p>31.39950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620" calcext:value-type="float">
            <text:p>26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1" calcext:value-type="float">
            <text:p>0.00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30" calcext:value-type="float">
            <text:p>26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8754" calcext:value-type="float">
            <text:p>0.00875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25247" calcext:value-type="float">
            <text:p>0.52524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1.514816" calcext:value-type="float">
            <text:p>31.51481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630" calcext:value-type="float">
            <text:p>26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4" calcext:value-type="float">
            <text:p>0.0000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40" calcext:value-type="float">
            <text:p>26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8786" calcext:value-type="float">
            <text:p>0.00878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27139" calcext:value-type="float">
            <text:p>0.52713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1.628361" calcext:value-type="float">
            <text:p>31.62836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640" calcext:value-type="float">
            <text:p>26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79" calcext:value-type="float">
            <text:p>0.0001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8818" calcext:value-type="float">
            <text:p>0.00881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29063" calcext:value-type="float">
            <text:p>0.52906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1.743793" calcext:value-type="float">
            <text:p>31.74379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650" calcext:value-type="float">
            <text:p>26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" calcext:value-type="float">
            <text:p>0.00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60" calcext:value-type="float">
            <text:p>26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885" calcext:value-type="float">
            <text:p>0.0088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30999" calcext:value-type="float">
            <text:p>0.53099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1.859915" calcext:value-type="float">
            <text:p>31.85991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660" calcext:value-type="float">
            <text:p>26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6" calcext:value-type="float">
            <text:p>0.0000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70" calcext:value-type="float">
            <text:p>26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8881" calcext:value-type="float">
            <text:p>0.00888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3289" calcext:value-type="float">
            <text:p>0.5328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1.973381" calcext:value-type="float">
            <text:p>31.97338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670" calcext:value-type="float">
            <text:p>26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66" calcext:value-type="float">
            <text:p>0.0001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80" calcext:value-type="float">
            <text:p>26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8914" calcext:value-type="float">
            <text:p>0.00891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3484" calcext:value-type="float">
            <text:p>0.5348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2.090424" calcext:value-type="float">
            <text:p>32.09042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680" calcext:value-type="float">
            <text:p>26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" calcext:value-type="float">
            <text:p>0.00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90" calcext:value-type="float">
            <text:p>26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8947" calcext:value-type="float">
            <text:p>0.00894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3681" calcext:value-type="float">
            <text:p>0.5368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2.208572" calcext:value-type="float">
            <text:p>32.20857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690" calcext:value-type="float">
            <text:p>26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7" calcext:value-type="float">
            <text:p>0.0000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8979" calcext:value-type="float">
            <text:p>0.00897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38756" calcext:value-type="float">
            <text:p>0.53875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2.325359" calcext:value-type="float">
            <text:p>32.32535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700" calcext:value-type="float">
            <text:p>27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75" calcext:value-type="float">
            <text:p>0.0001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10" calcext:value-type="float">
            <text:p>27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9012" calcext:value-type="float">
            <text:p>0.00901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4071" calcext:value-type="float">
            <text:p>0.5407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2.442577" calcext:value-type="float">
            <text:p>32.44257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710" calcext:value-type="float">
            <text:p>27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6" calcext:value-type="float">
            <text:p>0.0000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20" calcext:value-type="float">
            <text:p>27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9044" calcext:value-type="float">
            <text:p>0.00904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42653" calcext:value-type="float">
            <text:p>0.54265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2.559166" calcext:value-type="float">
            <text:p>32.55916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720" calcext:value-type="float">
            <text:p>27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6" calcext:value-type="float">
            <text:p>0.0000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30" calcext:value-type="float">
            <text:p>27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9076" calcext:value-type="float">
            <text:p>0.00907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44551" calcext:value-type="float">
            <text:p>0.54455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2.673088" calcext:value-type="float">
            <text:p>32.67308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730" calcext:value-type="float">
            <text:p>27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2" calcext:value-type="float">
            <text:p>0.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40" calcext:value-type="float">
            <text:p>27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9108" calcext:value-type="float">
            <text:p>0.00910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46488" calcext:value-type="float">
            <text:p>0.54648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2.789303" calcext:value-type="float">
            <text:p>32.78930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740" calcext:value-type="float">
            <text:p>27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27" calcext:value-type="float">
            <text:p>0.0001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9141" calcext:value-type="float">
            <text:p>0.00914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48467" calcext:value-type="float">
            <text:p>0.54846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2.908047" calcext:value-type="float">
            <text:p>32.90804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750" calcext:value-type="float">
            <text:p>27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1" calcext:value-type="float">
            <text:p>0.0000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60" calcext:value-type="float">
            <text:p>27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9174" calcext:value-type="float">
            <text:p>0.00917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50448" calcext:value-type="float">
            <text:p>0.55044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3.026852" calcext:value-type="float">
            <text:p>33.02685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760" calcext:value-type="float">
            <text:p>27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1" calcext:value-type="float">
            <text:p>0.0000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70" calcext:value-type="float">
            <text:p>27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9206" calcext:value-type="float">
            <text:p>0.00920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52357" calcext:value-type="float">
            <text:p>0.55235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3.141445" calcext:value-type="float">
            <text:p>33.14144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770" calcext:value-type="float">
            <text:p>27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73" calcext:value-type="float">
            <text:p>0.0001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80" calcext:value-type="float">
            <text:p>27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9238" calcext:value-type="float">
            <text:p>0.00923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54287" calcext:value-type="float">
            <text:p>0.55428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3.257198" calcext:value-type="float">
            <text:p>33.25719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780" calcext:value-type="float">
            <text:p>27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04" calcext:value-type="float">
            <text:p>0.0001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90" calcext:value-type="float">
            <text:p>27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9271" calcext:value-type="float">
            <text:p>0.00927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56235" calcext:value-type="float">
            <text:p>0.55623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3.374081" calcext:value-type="float">
            <text:p>33.37408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790" calcext:value-type="float">
            <text:p>27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3" calcext:value-type="float">
            <text:p>0.0000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9303" calcext:value-type="float">
            <text:p>0.00930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58158" calcext:value-type="float">
            <text:p>0.55815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3.48946" calcext:value-type="float">
            <text:p>33.4894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800" calcext:value-type="float">
            <text:p>28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3" calcext:value-type="float">
            <text:p>0.0000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10" calcext:value-type="float">
            <text:p>28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9334" calcext:value-type="float">
            <text:p>0.00933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60063" calcext:value-type="float">
            <text:p>0.56006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3.603806" calcext:value-type="float">
            <text:p>33.60380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810" calcext:value-type="float">
            <text:p>28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6" calcext:value-type="float">
            <text:p>0.000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20" calcext:value-type="float">
            <text:p>28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09366" calcext:value-type="float">
            <text:p>0.00936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61988" calcext:value-type="float">
            <text:p>0.56198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3.719269" calcext:value-type="float">
            <text:p>33.71926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820" calcext:value-type="float">
            <text:p>28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06" calcext:value-type="float">
            <text:p>0.0001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30" calcext:value-type="float">
            <text:p>28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9399" calcext:value-type="float">
            <text:p>0.00939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6393" calcext:value-type="float">
            <text:p>0.5639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3.835804" calcext:value-type="float">
            <text:p>33.83580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830" calcext:value-type="float">
            <text:p>28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4" calcext:value-type="float">
            <text:p>0.000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40" calcext:value-type="float">
            <text:p>28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9431" calcext:value-type="float">
            <text:p>0.00943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65851" calcext:value-type="float">
            <text:p>0.56585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3.951031" calcext:value-type="float">
            <text:p>33.95103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840" calcext:value-type="float">
            <text:p>28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2" calcext:value-type="float">
            <text:p>0.0000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50" calcext:value-type="float">
            <text:p>28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9462" calcext:value-type="float">
            <text:p>0.00946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67747" calcext:value-type="float">
            <text:p>0.56774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4.064812" calcext:value-type="float">
            <text:p>34.06481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850" calcext:value-type="float">
            <text:p>28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93" calcext:value-type="float">
            <text:p>0.000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60" calcext:value-type="float">
            <text:p>28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9494" calcext:value-type="float">
            <text:p>0.00949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69666" calcext:value-type="float">
            <text:p>0.56966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4.179974" calcext:value-type="float">
            <text:p>34.17997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860" calcext:value-type="float">
            <text:p>28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34" calcext:value-type="float">
            <text:p>0.000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70" calcext:value-type="float">
            <text:p>28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9527" calcext:value-type="float">
            <text:p>0.00952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71634" calcext:value-type="float">
            <text:p>0.57163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4.298027" calcext:value-type="float">
            <text:p>34.29802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870" calcext:value-type="float">
            <text:p>28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5" calcext:value-type="float">
            <text:p>0.0000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80" calcext:value-type="float">
            <text:p>28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9559" calcext:value-type="float">
            <text:p>0.00955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73561" calcext:value-type="float">
            <text:p>0.57356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4.413681" calcext:value-type="float">
            <text:p>34.41368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880" calcext:value-type="float">
            <text:p>28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4" calcext:value-type="float">
            <text:p>0.0000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90" calcext:value-type="float">
            <text:p>28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9592" calcext:value-type="float">
            <text:p>0.00959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75513" calcext:value-type="float">
            <text:p>0.57551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4.530773" calcext:value-type="float">
            <text:p>34.53077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890" calcext:value-type="float">
            <text:p>28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2" calcext:value-type="float">
            <text:p>0.0000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09624" calcext:value-type="float">
            <text:p>0.00962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77469" calcext:value-type="float">
            <text:p>0.57746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4.648151" calcext:value-type="float">
            <text:p>34.64815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900" calcext:value-type="float">
            <text:p>29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4" calcext:value-type="float">
            <text:p>0.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10" calcext:value-type="float">
            <text:p>29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9657" calcext:value-type="float">
            <text:p>0.00965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79434" calcext:value-type="float">
            <text:p>0.57943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4.766048" calcext:value-type="float">
            <text:p>34.76604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910" calcext:value-type="float">
            <text:p>29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6" calcext:value-type="float">
            <text:p>0.000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20" calcext:value-type="float">
            <text:p>29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969" calcext:value-type="float">
            <text:p>0.0096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81407" calcext:value-type="float">
            <text:p>0.58140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4.884403" calcext:value-type="float">
            <text:p>34.88440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920" calcext:value-type="float">
            <text:p>29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22" calcext:value-type="float">
            <text:p>0.0001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30" calcext:value-type="float">
            <text:p>29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9722" calcext:value-type="float">
            <text:p>0.00972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8334" calcext:value-type="float">
            <text:p>0.5833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5.000404" calcext:value-type="float">
            <text:p>35.00040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930" calcext:value-type="float">
            <text:p>29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8" calcext:value-type="float">
            <text:p>0.0000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40" calcext:value-type="float">
            <text:p>29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9754" calcext:value-type="float">
            <text:p>0.00975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8527" calcext:value-type="float">
            <text:p>0.5852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5.116188" calcext:value-type="float">
            <text:p>35.11618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940" calcext:value-type="float">
            <text:p>29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9" calcext:value-type="float">
            <text:p>0.000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9786" calcext:value-type="float">
            <text:p>0.00978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8719" calcext:value-type="float">
            <text:p>0.5871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5.231377" calcext:value-type="float">
            <text:p>35.23137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950" calcext:value-type="float">
            <text:p>29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6" calcext:value-type="float">
            <text:p>0.0000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60" calcext:value-type="float">
            <text:p>29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9818" calcext:value-type="float">
            <text:p>0.00981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89083" calcext:value-type="float">
            <text:p>0.58908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5.344963" calcext:value-type="float">
            <text:p>35.34496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960" calcext:value-type="float">
            <text:p>29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3" calcext:value-type="float">
            <text:p>0.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70" calcext:value-type="float">
            <text:p>29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985" calcext:value-type="float">
            <text:p>0.0098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91005" calcext:value-type="float">
            <text:p>0.59100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5.460293" calcext:value-type="float">
            <text:p>35.46029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970" calcext:value-type="float">
            <text:p>29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79" calcext:value-type="float">
            <text:p>0.0001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80" calcext:value-type="float">
            <text:p>29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9882" calcext:value-type="float">
            <text:p>0.00988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92924" calcext:value-type="float">
            <text:p>0.59292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5.575466" calcext:value-type="float">
            <text:p>35.57546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980" calcext:value-type="float">
            <text:p>29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49" calcext:value-type="float">
            <text:p>0.0001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90" calcext:value-type="float">
            <text:p>29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9914" calcext:value-type="float">
            <text:p>0.00991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94855" calcext:value-type="float">
            <text:p>0.59485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5.691322" calcext:value-type="float">
            <text:p>35.69132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2990" calcext:value-type="float">
            <text:p>29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14" calcext:value-type="float">
            <text:p>0.000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9947" calcext:value-type="float">
            <text:p>0.00994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96808" calcext:value-type="float">
            <text:p>0.59680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5.80851" calcext:value-type="float">
            <text:p>35.8085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2" calcext:value-type="float">
            <text:p>0.000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10" calcext:value-type="float">
            <text:p>30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0998" calcext:value-type="float">
            <text:p>0.0099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98786" calcext:value-type="float">
            <text:p>0.59878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5.927185" calcext:value-type="float">
            <text:p>35.92718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010" calcext:value-type="float">
            <text:p>30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6" calcext:value-type="float">
            <text:p>0.000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20" calcext:value-type="float">
            <text:p>3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0012" calcext:value-type="float">
            <text:p>0.01001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00746" calcext:value-type="float">
            <text:p>0.60074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6.044777" calcext:value-type="float">
            <text:p>36.04477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020" calcext:value-type="float">
            <text:p>3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1" calcext:value-type="float">
            <text:p>0.0000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30" calcext:value-type="float">
            <text:p>30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s</text:p>
          </table:table-cell>
          <table:table-cell office:value-type="float" office:value="0.010045" calcext:value-type="float">
            <text:p>0.01004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02704" calcext:value-type="float">
            <text:p>0.60270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6.162235" calcext:value-type="float">
            <text:p>36.16223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030" calcext:value-type="float">
            <text:p>30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8" calcext:value-type="float">
            <text:p>0.0000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40" calcext:value-type="float">
            <text:p>30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0078" calcext:value-type="float">
            <text:p>0.01007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04673" calcext:value-type="float">
            <text:p>0.60467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6.280369" calcext:value-type="float">
            <text:p>36.28036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040" calcext:value-type="float">
            <text:p>30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3" calcext:value-type="float">
            <text:p>0.0000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50" calcext:value-type="float">
            <text:p>30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0111" calcext:value-type="float">
            <text:p>0.01011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06633" calcext:value-type="float">
            <text:p>0.60663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6.397953" calcext:value-type="float">
            <text:p>36.39795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050" calcext:value-type="float">
            <text:p>30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1" calcext:value-type="float">
            <text:p>0.0000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60" calcext:value-type="float">
            <text:p>30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0143" calcext:value-type="float">
            <text:p>0.01014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08581" calcext:value-type="float">
            <text:p>0.60858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6.514839" calcext:value-type="float">
            <text:p>36.51483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060" calcext:value-type="float">
            <text:p>30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4" calcext:value-type="float">
            <text:p>0.000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70" calcext:value-type="float">
            <text:p>30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0176" calcext:value-type="float">
            <text:p>0.01017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10548" calcext:value-type="float">
            <text:p>0.61054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6.632858" calcext:value-type="float">
            <text:p>36.63285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070" calcext:value-type="float">
            <text:p>30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2" calcext:value-type="float">
            <text:p>0.0000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80" calcext:value-type="float">
            <text:p>30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0208" calcext:value-type="float">
            <text:p>0.01020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12485" calcext:value-type="float">
            <text:p>0.61248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6.749088" calcext:value-type="float">
            <text:p>36.74908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080" calcext:value-type="float">
            <text:p>30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02" calcext:value-type="float">
            <text:p>0.0001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90" calcext:value-type="float">
            <text:p>30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0241" calcext:value-type="float">
            <text:p>0.01024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14445" calcext:value-type="float">
            <text:p>0.61444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6.86673" calcext:value-type="float">
            <text:p>36.8667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090" calcext:value-type="float">
            <text:p>30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25" calcext:value-type="float">
            <text:p>0.000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00" calcext:value-type="float">
            <text:p>3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0273" calcext:value-type="float">
            <text:p>0.01027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16396" calcext:value-type="float">
            <text:p>0.61639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6.983753" calcext:value-type="float">
            <text:p>36.98375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100" calcext:value-type="float">
            <text:p>3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52" calcext:value-type="float">
            <text:p>0.0001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10" calcext:value-type="float">
            <text:p>3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0306" calcext:value-type="float">
            <text:p>0.01030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18384" calcext:value-type="float">
            <text:p>0.61838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7.103012" calcext:value-type="float">
            <text:p>37.10301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110" calcext:value-type="float">
            <text:p>3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81" calcext:value-type="float">
            <text:p>0.0001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20" calcext:value-type="float">
            <text:p>31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cts</text:p>
          </table:table-cell>
          <table:table-cell office:value-type="float" office:value="0.010339" calcext:value-type="float">
            <text:p>0.01033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20325" calcext:value-type="float">
            <text:p>0.62032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7.219517" calcext:value-type="float">
            <text:p>37.21951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120" calcext:value-type="float">
            <text:p>31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4" calcext:value-type="float">
            <text:p>0.000004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120" calcext:value-type="float">
            <text:p>31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5" calcext:value-type="float">
            <text:p>0.000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30" calcext:value-type="float">
            <text:p>31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10372" calcext:value-type="float">
            <text:p>0.01037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22347" calcext:value-type="float">
            <text:p>0.62234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7.340836" calcext:value-type="float">
            <text:p>37.34083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130" calcext:value-type="float">
            <text:p>31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6" calcext:value-type="float">
            <text:p>0.0000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40" calcext:value-type="float">
            <text:p>31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10405" calcext:value-type="float">
            <text:p>0.01040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24306" calcext:value-type="float">
            <text:p>0.62430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7.458336" calcext:value-type="float">
            <text:p>37.45833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140" calcext:value-type="float">
            <text:p>31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" calcext:value-type="float">
            <text:p>0.00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50" calcext:value-type="float">
            <text:p>31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10438" calcext:value-type="float">
            <text:p>0.01043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26258" calcext:value-type="float">
            <text:p>0.62625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7.575455" calcext:value-type="float">
            <text:p>37.57545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150" calcext:value-type="float">
            <text:p>31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7" calcext:value-type="float">
            <text:p>0.000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60" calcext:value-type="float">
            <text:p>31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1047" calcext:value-type="float">
            <text:p>0.0104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28188" calcext:value-type="float">
            <text:p>0.62818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7.691265" calcext:value-type="float">
            <text:p>37.69126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160" calcext:value-type="float">
            <text:p>31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7" calcext:value-type="float">
            <text:p>0.0000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70" calcext:value-type="float">
            <text:p>31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10503" calcext:value-type="float">
            <text:p>0.01050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30151" calcext:value-type="float">
            <text:p>0.63015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7.80904" calcext:value-type="float">
            <text:p>37.8090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170" calcext:value-type="float">
            <text:p>31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1" calcext:value-type="float">
            <text:p>0.00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80" calcext:value-type="float">
            <text:p>31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10535" calcext:value-type="float">
            <text:p>0.01053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321" calcext:value-type="float">
            <text:p>0.632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7.926003" calcext:value-type="float">
            <text:p>37.92600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180" calcext:value-type="float">
            <text:p>31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37" calcext:value-type="float">
            <text:p>0.0001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90" calcext:value-type="float">
            <text:p>31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10567" calcext:value-type="float">
            <text:p>0.01056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34037" calcext:value-type="float">
            <text:p>0.63403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8.042194" calcext:value-type="float">
            <text:p>38.04219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190" calcext:value-type="float">
            <text:p>31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67" calcext:value-type="float">
            <text:p>0.0001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10599" calcext:value-type="float">
            <text:p>0.01059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35956" calcext:value-type="float">
            <text:p>0.63595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8.157337" calcext:value-type="float">
            <text:p>38.15733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4" calcext:value-type="float">
            <text:p>0.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10" calcext:value-type="float">
            <text:p>32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10632" calcext:value-type="float">
            <text:p>0.01063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37937" calcext:value-type="float">
            <text:p>0.63793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8.276222" calcext:value-type="float">
            <text:p>38.27622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210" calcext:value-type="float">
            <text:p>32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2" calcext:value-type="float">
            <text:p>0.0000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20" calcext:value-type="float">
            <text:p>32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10665" calcext:value-type="float">
            <text:p>0.01066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39919" calcext:value-type="float">
            <text:p>0.63991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8.39513" calcext:value-type="float">
            <text:p>38.3951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220" calcext:value-type="float">
            <text:p>32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8" calcext:value-type="float">
            <text:p>0.0000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30" calcext:value-type="float">
            <text:p>32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10698" calcext:value-type="float">
            <text:p>0.01069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41876" calcext:value-type="float">
            <text:p>0.64187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8.512573" calcext:value-type="float">
            <text:p>38.51257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230" calcext:value-type="float">
            <text:p>32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9" calcext:value-type="float">
            <text:p>0.0000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40" calcext:value-type="float">
            <text:p>32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10731" calcext:value-type="float">
            <text:p>0.01073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43845" calcext:value-type="float">
            <text:p>0.64384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8.630711" calcext:value-type="float">
            <text:p>38.63071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240" calcext:value-type="float">
            <text:p>32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09" calcext:value-type="float">
            <text:p>0.0001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0764" calcext:value-type="float">
            <text:p>0.01076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45831" calcext:value-type="float">
            <text:p>0.64583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8.749863" calcext:value-type="float">
            <text:p>38.74986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250" calcext:value-type="float">
            <text:p>3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59" calcext:value-type="float">
            <text:p>0.0001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60" calcext:value-type="float">
            <text:p>32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0797" calcext:value-type="float">
            <text:p>0.01079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47801" calcext:value-type="float">
            <text:p>0.64780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8.868076" calcext:value-type="float">
            <text:p>38.86807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260" calcext:value-type="float">
            <text:p>32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5" calcext:value-type="float">
            <text:p>0.000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70" calcext:value-type="float">
            <text:p>32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083" calcext:value-type="float">
            <text:p>0.0108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49787" calcext:value-type="float">
            <text:p>0.64978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8.987206" calcext:value-type="float">
            <text:p>38.98720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270" calcext:value-type="float">
            <text:p>32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1" calcext:value-type="float">
            <text:p>0.0000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80" calcext:value-type="float">
            <text:p>32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0863" calcext:value-type="float">
            <text:p>0.01086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51753" calcext:value-type="float">
            <text:p>0.65175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9.105206" calcext:value-type="float">
            <text:p>39.10520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280" calcext:value-type="float">
            <text:p>32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8" calcext:value-type="float">
            <text:p>0.0000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90" calcext:value-type="float">
            <text:p>32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0895" calcext:value-type="float">
            <text:p>0.01089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53725" calcext:value-type="float">
            <text:p>0.65372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9.223488" calcext:value-type="float">
            <text:p>39.22348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290" calcext:value-type="float">
            <text:p>32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6" calcext:value-type="float">
            <text:p>0.0000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00" calcext:value-type="float">
            <text:p>33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0928" calcext:value-type="float">
            <text:p>0.01092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55687" calcext:value-type="float">
            <text:p>0.65568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9.341244" calcext:value-type="float">
            <text:p>39.34124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300" calcext:value-type="float">
            <text:p>33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32" calcext:value-type="float">
            <text:p>0.0001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10" calcext:value-type="float">
            <text:p>33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acts</text:p>
          </table:table-cell>
          <table:table-cell office:value-type="float" office:value="0.010962" calcext:value-type="float">
            <text:p>0.01096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57738" calcext:value-type="float">
            <text:p>0.65773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9.464291" calcext:value-type="float">
            <text:p>39.46429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310" calcext:value-type="float">
            <text:p>33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91" calcext:value-type="float">
            <text:p>0.0001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20" calcext:value-type="float">
            <text:p>33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cts</text:p>
          </table:table-cell>
          <table:table-cell office:value-type="float" office:value="0.010996" calcext:value-type="float">
            <text:p>0.01099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59746" calcext:value-type="float">
            <text:p>0.65974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9.584755" calcext:value-type="float">
            <text:p>39.58475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320" calcext:value-type="float">
            <text:p>33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1" calcext:value-type="float">
            <text:p>0.0000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30" calcext:value-type="float">
            <text:p>33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1029" calcext:value-type="float">
            <text:p>0.01102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61712" calcext:value-type="float">
            <text:p>0.66171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9.702705" calcext:value-type="float">
            <text:p>39.70270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330" calcext:value-type="float">
            <text:p>33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08" calcext:value-type="float">
            <text:p>0.0001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40" calcext:value-type="float">
            <text:p>33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acts</text:p>
          </table:table-cell>
          <table:table-cell office:value-type="float" office:value="0.011061" calcext:value-type="float">
            <text:p>0.01106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63669" calcext:value-type="float">
            <text:p>0.66366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9.820152" calcext:value-type="float">
            <text:p>39.82015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340" calcext:value-type="float">
            <text:p>33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07" calcext:value-type="float">
            <text:p>0.0000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50" calcext:value-type="float">
            <text:p>33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acts</text:p>
          </table:table-cell>
          <table:table-cell office:value-type="float" office:value="0.011095" calcext:value-type="float">
            <text:p>0.01109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65678" calcext:value-type="float">
            <text:p>0.66567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9.940655" calcext:value-type="float">
            <text:p>39.94065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350" calcext:value-type="float">
            <text:p>33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1" calcext:value-type="float">
            <text:p>0.0000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60" calcext:value-type="float">
            <text:p>33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acts</text:p>
          </table:table-cell>
          <table:table-cell office:value-type="float" office:value="0.011128" calcext:value-type="float">
            <text:p>0.01112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67665" calcext:value-type="float">
            <text:p>0.66766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0.059895" calcext:value-type="float">
            <text:p>40.05989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360" calcext:value-type="float">
            <text:p>33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65" calcext:value-type="float">
            <text:p>0.0001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70" calcext:value-type="float">
            <text:p>33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cts</text:p>
          </table:table-cell>
          <table:table-cell office:value-type="float" office:value="0.01116" calcext:value-type="float">
            <text:p>0.0111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69621" calcext:value-type="float">
            <text:p>0.66962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0.177258" calcext:value-type="float">
            <text:p>40.17725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370" calcext:value-type="float">
            <text:p>33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1" calcext:value-type="float">
            <text:p>0.0000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80" calcext:value-type="float">
            <text:p>33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acts</text:p>
          </table:table-cell>
          <table:table-cell office:value-type="float" office:value="0.011193" calcext:value-type="float">
            <text:p>0.01119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7156" calcext:value-type="float">
            <text:p>0.6715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0.293602" calcext:value-type="float">
            <text:p>40.29360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380" calcext:value-type="float">
            <text:p>33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3" calcext:value-type="float">
            <text:p>0.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90" calcext:value-type="float">
            <text:p>33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acts</text:p>
          </table:table-cell>
          <table:table-cell office:value-type="float" office:value="0.011227" calcext:value-type="float">
            <text:p>0.01122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73598" calcext:value-type="float">
            <text:p>0.67359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0.415897" calcext:value-type="float">
            <text:p>40.41589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390" calcext:value-type="float">
            <text:p>33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2" calcext:value-type="float">
            <text:p>0.0000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acts</text:p>
          </table:table-cell>
          <table:table-cell office:value-type="float" office:value="0.01126" calcext:value-type="float">
            <text:p>0.0112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75587" calcext:value-type="float">
            <text:p>0.67558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0.535202" calcext:value-type="float">
            <text:p>40.53520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8" calcext:value-type="float">
            <text:p>0.0000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10" calcext:value-type="float">
            <text:p>34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ntacts</text:p>
          </table:table-cell>
          <table:table-cell office:value-type="float" office:value="0.011293" calcext:value-type="float">
            <text:p>0.01129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77592" calcext:value-type="float">
            <text:p>0.67759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0.655514" calcext:value-type="float">
            <text:p>40.65551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410" calcext:value-type="float">
            <text:p>34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14" calcext:value-type="float">
            <text:p>0.000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20" calcext:value-type="float">
            <text:p>34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acts</text:p>
          </table:table-cell>
          <table:table-cell office:value-type="float" office:value="0.011327" calcext:value-type="float">
            <text:p>0.01132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79596" calcext:value-type="float">
            <text:p>0.67959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0.775772" calcext:value-type="float">
            <text:p>40.77577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420" calcext:value-type="float">
            <text:p>34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2" calcext:value-type="float">
            <text:p>0.0000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30" calcext:value-type="float">
            <text:p>34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acts</text:p>
          </table:table-cell>
          <table:table-cell office:value-type="float" office:value="0.011359" calcext:value-type="float">
            <text:p>0.01135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81563" calcext:value-type="float">
            <text:p>0.68156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0.893764" calcext:value-type="float">
            <text:p>40.89376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430" calcext:value-type="float">
            <text:p>34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63" calcext:value-type="float">
            <text:p>0.0001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40" calcext:value-type="float">
            <text:p>34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acts</text:p>
          </table:table-cell>
          <table:table-cell office:value-type="float" office:value="0.011393" calcext:value-type="float">
            <text:p>0.01139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83555" calcext:value-type="float">
            <text:p>0.68355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1.013302" calcext:value-type="float">
            <text:p>41.01330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440" calcext:value-type="float">
            <text:p>34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1" calcext:value-type="float">
            <text:p>0.0000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50" calcext:value-type="float">
            <text:p>34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acts</text:p>
          </table:table-cell>
          <table:table-cell office:value-type="float" office:value="0.011426" calcext:value-type="float">
            <text:p>0.01142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85557" calcext:value-type="float">
            <text:p>0.68555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1.133392" calcext:value-type="float">
            <text:p>41.13339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450" calcext:value-type="float">
            <text:p>34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26" calcext:value-type="float">
            <text:p>0.0001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60" calcext:value-type="float">
            <text:p>34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ntacts</text:p>
          </table:table-cell>
          <table:table-cell office:value-type="float" office:value="0.011459" calcext:value-type="float">
            <text:p>0.01145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87533" calcext:value-type="float">
            <text:p>0.68753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1.252003" calcext:value-type="float">
            <text:p>41.25200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460" calcext:value-type="float">
            <text:p>34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5" calcext:value-type="float">
            <text:p>0.0000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70" calcext:value-type="float">
            <text:p>34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ntacts</text:p>
          </table:table-cell>
          <table:table-cell office:value-type="float" office:value="0.011492" calcext:value-type="float">
            <text:p>0.01149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89547" calcext:value-type="float">
            <text:p>0.68954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1.372826" calcext:value-type="float">
            <text:p>41.37282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470" calcext:value-type="float">
            <text:p>34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1" calcext:value-type="float">
            <text:p>0.0000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80" calcext:value-type="float">
            <text:p>34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ntacts</text:p>
          </table:table-cell>
          <table:table-cell office:value-type="float" office:value="0.011525" calcext:value-type="float">
            <text:p>0.01152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91495" calcext:value-type="float">
            <text:p>0.69149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1.489719" calcext:value-type="float">
            <text:p>41.48971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480" calcext:value-type="float">
            <text:p>34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91" calcext:value-type="float">
            <text:p>0.0001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90" calcext:value-type="float">
            <text:p>34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acts</text:p>
          </table:table-cell>
          <table:table-cell office:value-type="float" office:value="0.011559" calcext:value-type="float">
            <text:p>0.01155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93514" calcext:value-type="float">
            <text:p>0.69351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1.610836" calcext:value-type="float">
            <text:p>41.61083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490" calcext:value-type="float">
            <text:p>34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9" calcext:value-type="float">
            <text:p>0.0000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tacts</text:p>
          </table:table-cell>
          <table:table-cell office:value-type="float" office:value="0.011592" calcext:value-type="float">
            <text:p>0.01159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95504" calcext:value-type="float">
            <text:p>0.69550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1.730221" calcext:value-type="float">
            <text:p>41.73022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500" calcext:value-type="float">
            <text:p>3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38" calcext:value-type="float">
            <text:p>0.0001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10" calcext:value-type="float">
            <text:p>35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tacts</text:p>
          </table:table-cell>
          <table:table-cell office:value-type="float" office:value="0.011625" calcext:value-type="float">
            <text:p>0.01162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97473" calcext:value-type="float">
            <text:p>0.69747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1.848389" calcext:value-type="float">
            <text:p>41.84838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510" calcext:value-type="float">
            <text:p>35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6" calcext:value-type="float">
            <text:p>0.0000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20" calcext:value-type="float">
            <text:p>35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tacts</text:p>
          </table:table-cell>
          <table:table-cell office:value-type="float" office:value="0.011657" calcext:value-type="float">
            <text:p>0.01165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99413" calcext:value-type="float">
            <text:p>0.69941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1.964767" calcext:value-type="float">
            <text:p>41.96476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520" calcext:value-type="float">
            <text:p>35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05" calcext:value-type="float">
            <text:p>0.0001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30" calcext:value-type="float">
            <text:p>35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tacts</text:p>
          </table:table-cell>
          <table:table-cell office:value-type="float" office:value="0.011689" calcext:value-type="float">
            <text:p>0.01168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01342" calcext:value-type="float">
            <text:p>0.70134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2.080532" calcext:value-type="float">
            <text:p>42.08053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530" calcext:value-type="float">
            <text:p>35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4" calcext:value-type="float">
            <text:p>0.0000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40" calcext:value-type="float">
            <text:p>35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acts</text:p>
          </table:table-cell>
          <table:table-cell office:value-type="float" office:value="0.011724" calcext:value-type="float">
            <text:p>0.01172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0343" calcext:value-type="float">
            <text:p>0.7034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2.20578" calcext:value-type="float">
            <text:p>42.2057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540" calcext:value-type="float">
            <text:p>35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6" calcext:value-type="float">
            <text:p>0.000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50" calcext:value-type="float">
            <text:p>35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acts</text:p>
          </table:table-cell>
          <table:table-cell office:value-type="float" office:value="0.011757" calcext:value-type="float">
            <text:p>0.01175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05419" calcext:value-type="float">
            <text:p>0.70541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2.325153" calcext:value-type="float">
            <text:p>42.32515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550" calcext:value-type="float">
            <text:p>35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78" calcext:value-type="float">
            <text:p>0.0001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60" calcext:value-type="float">
            <text:p>35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acts</text:p>
          </table:table-cell>
          <table:table-cell office:value-type="float" office:value="0.011791" calcext:value-type="float">
            <text:p>0.01179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07448" calcext:value-type="float">
            <text:p>0.70744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2.446869" calcext:value-type="float">
            <text:p>42.44686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560" calcext:value-type="float">
            <text:p>35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7" calcext:value-type="float">
            <text:p>0.0000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70" calcext:value-type="float">
            <text:p>35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1824" calcext:value-type="float">
            <text:p>0.01182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09433" calcext:value-type="float">
            <text:p>0.70943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2.566002" calcext:value-type="float">
            <text:p>42.56600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570" calcext:value-type="float">
            <text:p>35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38" calcext:value-type="float">
            <text:p>0.0001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80" calcext:value-type="float">
            <text:p>35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1857" calcext:value-type="float">
            <text:p>0.01185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11436" calcext:value-type="float">
            <text:p>0.71143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2.686165" calcext:value-type="float">
            <text:p>42.68616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580" calcext:value-type="float">
            <text:p>35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5" calcext:value-type="float">
            <text:p>0.0000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90" calcext:value-type="float">
            <text:p>35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189" calcext:value-type="float">
            <text:p>0.0118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13373" calcext:value-type="float">
            <text:p>0.71337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2.80238" calcext:value-type="float">
            <text:p>42.8023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590" calcext:value-type="float">
            <text:p>35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21" calcext:value-type="float">
            <text:p>0.0001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1922" calcext:value-type="float">
            <text:p>0.01192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15349" calcext:value-type="float">
            <text:p>0.71534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2.920929" calcext:value-type="float">
            <text:p>42.92092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600" calcext:value-type="float">
            <text:p>36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2" calcext:value-type="float">
            <text:p>0.0000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10" calcext:value-type="float">
            <text:p>36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1956" calcext:value-type="float">
            <text:p>0.01195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17339" calcext:value-type="float">
            <text:p>0.71733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3.040321" calcext:value-type="float">
            <text:p>43.04032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610" calcext:value-type="float">
            <text:p>36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21" calcext:value-type="float">
            <text:p>0.0001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20" calcext:value-type="float">
            <text:p>36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1989" calcext:value-type="float">
            <text:p>0.01198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1935" calcext:value-type="float">
            <text:p>0.7193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3.161011" calcext:value-type="float">
            <text:p>43.16101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620" calcext:value-type="float">
            <text:p>36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9" calcext:value-type="float">
            <text:p>0.000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30" calcext:value-type="float">
            <text:p>36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2022" calcext:value-type="float">
            <text:p>0.01202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21326" calcext:value-type="float">
            <text:p>0.72132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3.279579" calcext:value-type="float">
            <text:p>43.27957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630" calcext:value-type="float">
            <text:p>36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74" calcext:value-type="float">
            <text:p>0.0001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40" calcext:value-type="float">
            <text:p>36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2056" calcext:value-type="float">
            <text:p>0.01205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23339" calcext:value-type="float">
            <text:p>0.72333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3.40036" calcext:value-type="float">
            <text:p>43.4003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640" calcext:value-type="float">
            <text:p>36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1" calcext:value-type="float">
            <text:p>0.00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50" calcext:value-type="float">
            <text:p>36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2088" calcext:value-type="float">
            <text:p>0.01208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25307" calcext:value-type="float">
            <text:p>0.72530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3.518402" calcext:value-type="float">
            <text:p>43.51840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650" calcext:value-type="float">
            <text:p>36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7" calcext:value-type="float">
            <text:p>0.000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60" calcext:value-type="float">
            <text:p>36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2121" calcext:value-type="float">
            <text:p>0.01212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27255" calcext:value-type="float">
            <text:p>0.72725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3.635284" calcext:value-type="float">
            <text:p>43.63528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660" calcext:value-type="float">
            <text:p>36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74" calcext:value-type="float">
            <text:p>0.0001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70" calcext:value-type="float">
            <text:p>36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acts</text:p>
          </table:table-cell>
          <table:table-cell office:value-type="float" office:value="0.012155" calcext:value-type="float">
            <text:p>0.01215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29271" calcext:value-type="float">
            <text:p>0.72927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3.75626" calcext:value-type="float">
            <text:p>43.7562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670" calcext:value-type="float">
            <text:p>36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07" calcext:value-type="float">
            <text:p>0.0001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80" calcext:value-type="float">
            <text:p>36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2188" calcext:value-type="float">
            <text:p>0.01218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31285" calcext:value-type="float">
            <text:p>0.73128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3.87709" calcext:value-type="float">
            <text:p>43.8770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680" calcext:value-type="float">
            <text:p>36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9" calcext:value-type="float">
            <text:p>0.000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90" calcext:value-type="float">
            <text:p>36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2221" calcext:value-type="float">
            <text:p>0.01222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33271" calcext:value-type="float">
            <text:p>0.73327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3.996243" calcext:value-type="float">
            <text:p>43.99624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690" calcext:value-type="float">
            <text:p>36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81" calcext:value-type="float">
            <text:p>0.0001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00" calcext:value-type="float">
            <text:p>37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acts</text:p>
          </table:table-cell>
          <table:table-cell office:value-type="float" office:value="0.012254" calcext:value-type="float">
            <text:p>0.01225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35262" calcext:value-type="float">
            <text:p>0.73526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4.115749" calcext:value-type="float">
            <text:p>44.11574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700" calcext:value-type="float">
            <text:p>37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14" calcext:value-type="float">
            <text:p>0.000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10" calcext:value-type="float">
            <text:p>37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2288" calcext:value-type="float">
            <text:p>0.01228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37263" calcext:value-type="float">
            <text:p>0.73726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4.235809" calcext:value-type="float">
            <text:p>44.23580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710" calcext:value-type="float">
            <text:p>37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7" calcext:value-type="float">
            <text:p>0.000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20" calcext:value-type="float">
            <text:p>37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232" calcext:value-type="float">
            <text:p>0.0123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39211" calcext:value-type="float">
            <text:p>0.73921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4.352673" calcext:value-type="float">
            <text:p>44.35267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720" calcext:value-type="float">
            <text:p>37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85" calcext:value-type="float">
            <text:p>0.0001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30" calcext:value-type="float">
            <text:p>37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acts</text:p>
          </table:table-cell>
          <table:table-cell office:value-type="float" office:value="0.012353" calcext:value-type="float">
            <text:p>0.01235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41184" calcext:value-type="float">
            <text:p>0.74118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4.471043" calcext:value-type="float">
            <text:p>44.47104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730" calcext:value-type="float">
            <text:p>37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14" calcext:value-type="float">
            <text:p>0.000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40" calcext:value-type="float">
            <text:p>37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tacts</text:p>
          </table:table-cell>
          <table:table-cell office:value-type="float" office:value="0.012387" calcext:value-type="float">
            <text:p>0.01238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43224" calcext:value-type="float">
            <text:p>0.74322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4.593445" calcext:value-type="float">
            <text:p>44.59344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740" calcext:value-type="float">
            <text:p>37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3" calcext:value-type="float">
            <text:p>0.0000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2421" calcext:value-type="float">
            <text:p>0.01242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45231" calcext:value-type="float">
            <text:p>0.74523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4.71384" calcext:value-type="float">
            <text:p>44.7138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750" calcext:value-type="float">
            <text:p>37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94" calcext:value-type="float">
            <text:p>0.0001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60" calcext:value-type="float">
            <text:p>37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2454" calcext:value-type="float">
            <text:p>0.01245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47227" calcext:value-type="float">
            <text:p>0.74722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4.833649" calcext:value-type="float">
            <text:p>44.83364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760" calcext:value-type="float">
            <text:p>37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2" calcext:value-type="float">
            <text:p>0.000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70" calcext:value-type="float">
            <text:p>37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tacts</text:p>
          </table:table-cell>
          <table:table-cell office:value-type="float" office:value="0.012487" calcext:value-type="float">
            <text:p>0.01248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49197" calcext:value-type="float">
            <text:p>0.74919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4.951797" calcext:value-type="float">
            <text:p>44.95179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770" calcext:value-type="float">
            <text:p>37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1" calcext:value-type="float">
            <text:p>0.0000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80" calcext:value-type="float">
            <text:p>37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2519" calcext:value-type="float">
            <text:p>0.01251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51157" calcext:value-type="float">
            <text:p>0.75115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5.069424" calcext:value-type="float">
            <text:p>45.06942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780" calcext:value-type="float">
            <text:p>37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5" calcext:value-type="float">
            <text:p>0.0000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90" calcext:value-type="float">
            <text:p>37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2553" calcext:value-type="float">
            <text:p>0.01255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53183" calcext:value-type="float">
            <text:p>0.75318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5.190994" calcext:value-type="float">
            <text:p>45.19099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790" calcext:value-type="float">
            <text:p>37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5" calcext:value-type="float">
            <text:p>0.00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2587" calcext:value-type="float">
            <text:p>0.01258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55211" calcext:value-type="float">
            <text:p>0.75521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5.312683" calcext:value-type="float">
            <text:p>45.31268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1" calcext:value-type="float">
            <text:p>0.0000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10" calcext:value-type="float">
            <text:p>38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tacts</text:p>
          </table:table-cell>
          <table:table-cell office:value-type="float" office:value="0.012621" calcext:value-type="float">
            <text:p>0.01262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5728" calcext:value-type="float">
            <text:p>0.7572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5.436829" calcext:value-type="float">
            <text:p>45.43682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810" calcext:value-type="float">
            <text:p>38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4" calcext:value-type="float">
            <text:p>0.0000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20" calcext:value-type="float">
            <text:p>38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2654" calcext:value-type="float">
            <text:p>0.01265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59248" calcext:value-type="float">
            <text:p>0.75924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5.554852" calcext:value-type="float">
            <text:p>45.55485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820" calcext:value-type="float">
            <text:p>38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94" calcext:value-type="float">
            <text:p>0.0001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30" calcext:value-type="float">
            <text:p>38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2687" calcext:value-type="float">
            <text:p>0.01268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61242" calcext:value-type="float">
            <text:p>0.76124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5.674492" calcext:value-type="float">
            <text:p>45.67449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830" calcext:value-type="float">
            <text:p>38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23" calcext:value-type="float">
            <text:p>0.000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40" calcext:value-type="float">
            <text:p>38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2721" calcext:value-type="float">
            <text:p>0.01272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63247" calcext:value-type="float">
            <text:p>0.76324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5.7948" calcext:value-type="float">
            <text:p>45.794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840" calcext:value-type="float">
            <text:p>38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6" calcext:value-type="float">
            <text:p>0.0000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50" calcext:value-type="float">
            <text:p>38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2754" calcext:value-type="float">
            <text:p>0.01275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65233" calcext:value-type="float">
            <text:p>0.76523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5.913971" calcext:value-type="float">
            <text:p>45.91397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850" calcext:value-type="float">
            <text:p>38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4" calcext:value-type="float">
            <text:p>0.0000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60" calcext:value-type="float">
            <text:p>38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2787" calcext:value-type="float">
            <text:p>0.01278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67226" calcext:value-type="float">
            <text:p>0.76722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6.033569" calcext:value-type="float">
            <text:p>46.03356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860" calcext:value-type="float">
            <text:p>38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79" calcext:value-type="float">
            <text:p>0.0001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70" calcext:value-type="float">
            <text:p>38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2821" calcext:value-type="float">
            <text:p>0.01282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69252" calcext:value-type="float">
            <text:p>0.76925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6.155109" calcext:value-type="float">
            <text:p>46.15510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870" calcext:value-type="float">
            <text:p>38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19" calcext:value-type="float">
            <text:p>0.0001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80" calcext:value-type="float">
            <text:p>38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2855" calcext:value-type="float">
            <text:p>0.01285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71293" calcext:value-type="float">
            <text:p>0.77129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6.277584" calcext:value-type="float">
            <text:p>46.27758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880" calcext:value-type="float">
            <text:p>38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6" calcext:value-type="float">
            <text:p>0.000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90" calcext:value-type="float">
            <text:p>38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2887" calcext:value-type="float">
            <text:p>0.01288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7324" calcext:value-type="float">
            <text:p>0.7732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6.39439" calcext:value-type="float">
            <text:p>46.3943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890" calcext:value-type="float">
            <text:p>38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5" calcext:value-type="float">
            <text:p>0.000045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890" calcext:value-type="float">
            <text:p>38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7" calcext:value-type="float">
            <text:p>0.0000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00" calcext:value-type="float">
            <text:p>39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2921" calcext:value-type="float">
            <text:p>0.01292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75278" calcext:value-type="float">
            <text:p>0.77527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6.516693" calcext:value-type="float">
            <text:p>46.51669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900" calcext:value-type="float">
            <text:p>39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58" calcext:value-type="float">
            <text:p>0.0001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10" calcext:value-type="float">
            <text:p>39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2955" calcext:value-type="float">
            <text:p>0.01295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77307" calcext:value-type="float">
            <text:p>0.77730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6.638416" calcext:value-type="float">
            <text:p>46.63841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910" calcext:value-type="float">
            <text:p>39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14" calcext:value-type="float">
            <text:p>0.000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20" calcext:value-type="float">
            <text:p>39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acts</text:p>
          </table:table-cell>
          <table:table-cell office:value-type="float" office:value="0.012989" calcext:value-type="float">
            <text:p>0.01298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79313" calcext:value-type="float">
            <text:p>0.77931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6.758797" calcext:value-type="float">
            <text:p>46.75879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920" calcext:value-type="float">
            <text:p>39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4" calcext:value-type="float">
            <text:p>0.0000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0" calcext:value-type="float">
            <text:p>39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3022" calcext:value-type="float">
            <text:p>0.01302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81302" calcext:value-type="float">
            <text:p>0.78130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6.878094" calcext:value-type="float">
            <text:p>46.87809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930" calcext:value-type="float">
            <text:p>39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3" calcext:value-type="float">
            <text:p>0.0000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0" calcext:value-type="float">
            <text:p>39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3056" calcext:value-type="float">
            <text:p>0.01305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83358" calcext:value-type="float">
            <text:p>0.78335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7.001472" calcext:value-type="float">
            <text:p>47.00147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940" calcext:value-type="float">
            <text:p>39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6" calcext:value-type="float">
            <text:p>0.000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50" calcext:value-type="float">
            <text:p>39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309" calcext:value-type="float">
            <text:p>0.0130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854" calcext:value-type="float">
            <text:p>0.785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7.124023" calcext:value-type="float">
            <text:p>47.12402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950" calcext:value-type="float">
            <text:p>39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13" calcext:value-type="float">
            <text:p>0.0001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60" calcext:value-type="float">
            <text:p>39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tacts</text:p>
          </table:table-cell>
          <table:table-cell office:value-type="float" office:value="0.013125" calcext:value-type="float">
            <text:p>0.01312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87476" calcext:value-type="float">
            <text:p>0.78747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7.248547" calcext:value-type="float">
            <text:p>47.24854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960" calcext:value-type="float">
            <text:p>39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8" calcext:value-type="float">
            <text:p>0.0000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70" calcext:value-type="float">
            <text:p>39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3157" calcext:value-type="float">
            <text:p>0.01315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89449" calcext:value-type="float">
            <text:p>0.78944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7.366966" calcext:value-type="float">
            <text:p>47.36696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970" calcext:value-type="float">
            <text:p>39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2" calcext:value-type="float">
            <text:p>0.000042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3970" calcext:value-type="float">
            <text:p>39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" calcext:value-type="float">
            <text:p>0.00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80" calcext:value-type="float">
            <text:p>39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acts</text:p>
          </table:table-cell>
          <table:table-cell office:value-type="float" office:value="0.013191" calcext:value-type="float">
            <text:p>0.01319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91477" calcext:value-type="float">
            <text:p>0.79147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7.488605" calcext:value-type="float">
            <text:p>47.48860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980" calcext:value-type="float">
            <text:p>39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53" calcext:value-type="float">
            <text:p>0.0001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90" calcext:value-type="float">
            <text:p>39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acts</text:p>
          </table:table-cell>
          <table:table-cell office:value-type="float" office:value="0.013225" calcext:value-type="float">
            <text:p>0.01322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93494" calcext:value-type="float">
            <text:p>0.79349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7.609612" calcext:value-type="float">
            <text:p>47.60961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3990" calcext:value-type="float">
            <text:p>39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02" calcext:value-type="float">
            <text:p>0.0001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tacts</text:p>
          </table:table-cell>
          <table:table-cell office:value-type="float" office:value="0.013258" calcext:value-type="float">
            <text:p>0.01325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95492" calcext:value-type="float">
            <text:p>0.79549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7.729511" calcext:value-type="float">
            <text:p>47.72951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1" calcext:value-type="float">
            <text:p>0.0000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10" calcext:value-type="float">
            <text:p>40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3291" calcext:value-type="float">
            <text:p>0.01329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97463" calcext:value-type="float">
            <text:p>0.79746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7.847809" calcext:value-type="float">
            <text:p>47.84780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010" calcext:value-type="float">
            <text:p>40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1" calcext:value-type="float">
            <text:p>0.0000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20" calcext:value-type="float">
            <text:p>4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3325" calcext:value-type="float">
            <text:p>0.01332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99488" calcext:value-type="float">
            <text:p>0.79948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7.969292" calcext:value-type="float">
            <text:p>47.96929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020" calcext:value-type="float">
            <text:p>4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96" calcext:value-type="float">
            <text:p>0.0001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30" calcext:value-type="float">
            <text:p>40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3394" calcext:value-type="float">
            <text:p>0.01339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0367" calcext:value-type="float">
            <text:p>0.8036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8.220173" calcext:value-type="float">
            <text:p>48.22017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030" calcext:value-type="float">
            <text:p>40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57" calcext:value-type="float">
            <text:p>0.0001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40" calcext:value-type="float">
            <text:p>40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3429" calcext:value-type="float">
            <text:p>0.01342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0572" calcext:value-type="float">
            <text:p>0.8057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8.343201" calcext:value-type="float">
            <text:p>48.34320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040" calcext:value-type="float">
            <text:p>40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25" calcext:value-type="float">
            <text:p>0.000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50" calcext:value-type="float">
            <text:p>40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3463" calcext:value-type="float">
            <text:p>0.01346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07797" calcext:value-type="float">
            <text:p>0.80779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8.467827" calcext:value-type="float">
            <text:p>48.46782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050" calcext:value-type="float">
            <text:p>40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5" calcext:value-type="float">
            <text:p>0.0000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60" calcext:value-type="float">
            <text:p>40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tacts</text:p>
          </table:table-cell>
          <table:table-cell office:value-type="float" office:value="0.013498" calcext:value-type="float">
            <text:p>0.01349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09855" calcext:value-type="float">
            <text:p>0.80985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8.591309" calcext:value-type="float">
            <text:p>48.59130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060" calcext:value-type="float">
            <text:p>40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1" calcext:value-type="float">
            <text:p>0.0000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70" calcext:value-type="float">
            <text:p>40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acts</text:p>
          </table:table-cell>
          <table:table-cell office:value-type="float" office:value="0.013531" calcext:value-type="float">
            <text:p>0.01353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11889" calcext:value-type="float">
            <text:p>0.81188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8.713364" calcext:value-type="float">
            <text:p>48.71336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070" calcext:value-type="float">
            <text:p>40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" calcext:value-type="float">
            <text:p>0.00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80" calcext:value-type="float">
            <text:p>40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acts</text:p>
          </table:table-cell>
          <table:table-cell office:value-type="float" office:value="0.013566" calcext:value-type="float">
            <text:p>0.01356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1396" calcext:value-type="float">
            <text:p>0.8139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8.837616" calcext:value-type="float">
            <text:p>48.83761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080" calcext:value-type="float">
            <text:p>40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9" calcext:value-type="float">
            <text:p>0.00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90" calcext:value-type="float">
            <text:p>40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acts</text:p>
          </table:table-cell>
          <table:table-cell office:value-type="float" office:value="0.013601" calcext:value-type="float">
            <text:p>0.01360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16032" calcext:value-type="float">
            <text:p>0.81603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8.961914" calcext:value-type="float">
            <text:p>48.96191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090" calcext:value-type="float">
            <text:p>40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51" calcext:value-type="float">
            <text:p>0.0001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00" calcext:value-type="float">
            <text:p>4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3635" calcext:value-type="float">
            <text:p>0.01363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18076" calcext:value-type="float">
            <text:p>0.81807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9.084549" calcext:value-type="float">
            <text:p>49.08454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100" calcext:value-type="float">
            <text:p>4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23" calcext:value-type="float">
            <text:p>0.000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10" calcext:value-type="float">
            <text:p>41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3669" calcext:value-type="float">
            <text:p>0.01366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20134" calcext:value-type="float">
            <text:p>0.82013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9.208065" calcext:value-type="float">
            <text:p>49.20806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110" calcext:value-type="float">
            <text:p>41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02" calcext:value-type="float">
            <text:p>0.0001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20" calcext:value-type="float">
            <text:p>41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tacts</text:p>
          </table:table-cell>
          <table:table-cell office:value-type="float" office:value="0.013703" calcext:value-type="float">
            <text:p>0.01370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22208" calcext:value-type="float">
            <text:p>0.82220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9.332481" calcext:value-type="float">
            <text:p>49.33248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120" calcext:value-type="float">
            <text:p>41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4" calcext:value-type="float">
            <text:p>0.000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30" calcext:value-type="float">
            <text:p>41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tacts</text:p>
          </table:table-cell>
          <table:table-cell office:value-type="float" office:value="0.013739" calcext:value-type="float">
            <text:p>0.01373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24319" calcext:value-type="float">
            <text:p>0.82431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9.459156" calcext:value-type="float">
            <text:p>49.45915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130" calcext:value-type="float">
            <text:p>41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5" calcext:value-type="float">
            <text:p>0.0000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40" calcext:value-type="float">
            <text:p>41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tacts</text:p>
          </table:table-cell>
          <table:table-cell office:value-type="float" office:value="0.013773" calcext:value-type="float">
            <text:p>0.01377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26375" calcext:value-type="float">
            <text:p>0.82637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9.582478" calcext:value-type="float">
            <text:p>49.58247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140" calcext:value-type="float">
            <text:p>41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8" calcext:value-type="float">
            <text:p>0.0000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50" calcext:value-type="float">
            <text:p>41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tacts</text:p>
          </table:table-cell>
          <table:table-cell office:value-type="float" office:value="0.013807" calcext:value-type="float">
            <text:p>0.01380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28439" calcext:value-type="float">
            <text:p>0.82843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9.706326" calcext:value-type="float">
            <text:p>49.70632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150" calcext:value-type="float">
            <text:p>41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9" calcext:value-type="float">
            <text:p>0.0000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60" calcext:value-type="float">
            <text:p>41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tacts</text:p>
          </table:table-cell>
          <table:table-cell office:value-type="float" office:value="0.013842" calcext:value-type="float">
            <text:p>0.01384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30501" calcext:value-type="float">
            <text:p>0.83050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9.830059" calcext:value-type="float">
            <text:p>49.83005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160" calcext:value-type="float">
            <text:p>41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5" calcext:value-type="float">
            <text:p>0.0000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70" calcext:value-type="float">
            <text:p>41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tacts</text:p>
          </table:table-cell>
          <table:table-cell office:value-type="float" office:value="0.013876" calcext:value-type="float">
            <text:p>0.01387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3257" calcext:value-type="float">
            <text:p>0.8325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9.954174" calcext:value-type="float">
            <text:p>49.95417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170" calcext:value-type="float">
            <text:p>41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3" calcext:value-type="float">
            <text:p>0.0000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80" calcext:value-type="float">
            <text:p>41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tacts</text:p>
          </table:table-cell>
          <table:table-cell office:value-type="float" office:value="0.013911" calcext:value-type="float">
            <text:p>0.01391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34637" calcext:value-type="float">
            <text:p>0.83463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0.078239" calcext:value-type="float">
            <text:p>50.07823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180" calcext:value-type="float">
            <text:p>41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2" calcext:value-type="float">
            <text:p>0.0000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90" calcext:value-type="float">
            <text:p>41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tacts</text:p>
          </table:table-cell>
          <table:table-cell office:value-type="float" office:value="0.013945" calcext:value-type="float">
            <text:p>0.01394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36696" calcext:value-type="float">
            <text:p>0.83669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0.201771" calcext:value-type="float">
            <text:p>50.20177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190" calcext:value-type="float">
            <text:p>41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2" calcext:value-type="float">
            <text:p>0.0000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00" calcext:value-type="float">
            <text:p>42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tacts</text:p>
          </table:table-cell>
          <table:table-cell office:value-type="float" office:value="0.013979" calcext:value-type="float">
            <text:p>0.01397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38759" calcext:value-type="float">
            <text:p>0.83875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0.325523" calcext:value-type="float">
            <text:p>50.32552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200" calcext:value-type="float">
            <text:p>42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83" calcext:value-type="float">
            <text:p>0.0000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10" calcext:value-type="float">
            <text:p>42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acts</text:p>
          </table:table-cell>
          <table:table-cell office:value-type="float" office:value="0.014013" calcext:value-type="float">
            <text:p>0.01401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40785" calcext:value-type="float">
            <text:p>0.84078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0.447071" calcext:value-type="float">
            <text:p>50.44707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210" calcext:value-type="float">
            <text:p>42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08" calcext:value-type="float">
            <text:p>0.0002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20" calcext:value-type="float">
            <text:p>42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ntacts</text:p>
          </table:table-cell>
          <table:table-cell office:value-type="float" office:value="0.014048" calcext:value-type="float">
            <text:p>0.01404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42883" calcext:value-type="float">
            <text:p>0.84288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0.572968" calcext:value-type="float">
            <text:p>50.57296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220" calcext:value-type="float">
            <text:p>42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26" calcext:value-type="float">
            <text:p>0.0001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30" calcext:value-type="float">
            <text:p>42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tacts</text:p>
          </table:table-cell>
          <table:table-cell office:value-type="float" office:value="0.014082" calcext:value-type="float">
            <text:p>0.01408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44908" calcext:value-type="float">
            <text:p>0.84490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0.694462" calcext:value-type="float">
            <text:p>50.69446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230" calcext:value-type="float">
            <text:p>42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4" calcext:value-type="float">
            <text:p>0.000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40" calcext:value-type="float">
            <text:p>42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ntacts</text:p>
          </table:table-cell>
          <table:table-cell office:value-type="float" office:value="0.014115" calcext:value-type="float">
            <text:p>0.01411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46927" calcext:value-type="float">
            <text:p>0.84692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0.815632" calcext:value-type="float">
            <text:p>50.81563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240" calcext:value-type="float">
            <text:p>42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89" calcext:value-type="float">
            <text:p>0.0001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50" calcext:value-type="float">
            <text:p>42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acts</text:p>
          </table:table-cell>
          <table:table-cell office:value-type="float" office:value="0.014149" calcext:value-type="float">
            <text:p>0.01414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48947" calcext:value-type="float">
            <text:p>0.84894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0.936829" calcext:value-type="float">
            <text:p>50.93682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250" calcext:value-type="float">
            <text:p>42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28" calcext:value-type="float">
            <text:p>0.0001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60" calcext:value-type="float">
            <text:p>42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tacts</text:p>
          </table:table-cell>
          <table:table-cell office:value-type="float" office:value="0.014182" calcext:value-type="float">
            <text:p>0.01418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50935" calcext:value-type="float">
            <text:p>0.85093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1.056103" calcext:value-type="float">
            <text:p>51.05610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260" calcext:value-type="float">
            <text:p>42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3" calcext:value-type="float">
            <text:p>0.0000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70" calcext:value-type="float">
            <text:p>42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tacts</text:p>
          </table:table-cell>
          <table:table-cell office:value-type="float" office:value="0.014216" calcext:value-type="float">
            <text:p>0.01421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52987" calcext:value-type="float">
            <text:p>0.85298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1.179211" calcext:value-type="float">
            <text:p>51.17921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270" calcext:value-type="float">
            <text:p>42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22" calcext:value-type="float">
            <text:p>0.0002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80" calcext:value-type="float">
            <text:p>42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acts</text:p>
          </table:table-cell>
          <table:table-cell office:value-type="float" office:value="0.014251" calcext:value-type="float">
            <text:p>0.01425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55051" calcext:value-type="float">
            <text:p>0.85505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1.303047" calcext:value-type="float">
            <text:p>51.30304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280" calcext:value-type="float">
            <text:p>42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82" calcext:value-type="float">
            <text:p>0.0001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90" calcext:value-type="float">
            <text:p>42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acts</text:p>
          </table:table-cell>
          <table:table-cell office:value-type="float" office:value="0.014285" calcext:value-type="float">
            <text:p>0.01428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57102" calcext:value-type="float">
            <text:p>0.85710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1.426144" calcext:value-type="float">
            <text:p>51.42614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290" calcext:value-type="float">
            <text:p>42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41" calcext:value-type="float">
            <text:p>0.0001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00" calcext:value-type="float">
            <text:p>43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tacts</text:p>
          </table:table-cell>
          <table:table-cell office:value-type="float" office:value="0.014319" calcext:value-type="float">
            <text:p>0.01431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59122" calcext:value-type="float">
            <text:p>0.85912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1.547291" calcext:value-type="float">
            <text:p>51.54729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300" calcext:value-type="float">
            <text:p>43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72" calcext:value-type="float">
            <text:p>0.0002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10" calcext:value-type="float">
            <text:p>43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tacts</text:p>
          </table:table-cell>
          <table:table-cell office:value-type="float" office:value="0.014353" calcext:value-type="float">
            <text:p>0.01435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61173" calcext:value-type="float">
            <text:p>0.86117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1.670376" calcext:value-type="float">
            <text:p>51.67037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310" calcext:value-type="float">
            <text:p>43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85" calcext:value-type="float">
            <text:p>0.0001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20" calcext:value-type="float">
            <text:p>43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acts</text:p>
          </table:table-cell>
          <table:table-cell office:value-type="float" office:value="0.014387" calcext:value-type="float">
            <text:p>0.01438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63221" calcext:value-type="float">
            <text:p>0.86322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1.793236" calcext:value-type="float">
            <text:p>51.79323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320" calcext:value-type="float">
            <text:p>43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15" calcext:value-type="float">
            <text:p>0.0001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30" calcext:value-type="float">
            <text:p>43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acts</text:p>
          </table:table-cell>
          <table:table-cell office:value-type="float" office:value="0.014421" calcext:value-type="float">
            <text:p>0.01442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65243" calcext:value-type="float">
            <text:p>0.86524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1.914574" calcext:value-type="float">
            <text:p>51.91457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330" calcext:value-type="float">
            <text:p>43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59" calcext:value-type="float">
            <text:p>0.000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40" calcext:value-type="float">
            <text:p>43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tacts</text:p>
          </table:table-cell>
          <table:table-cell office:value-type="float" office:value="0.014455" calcext:value-type="float">
            <text:p>0.01445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6728" calcext:value-type="float">
            <text:p>0.8672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2.036785" calcext:value-type="float">
            <text:p>52.03678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340" calcext:value-type="float">
            <text:p>43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19" calcext:value-type="float">
            <text:p>0.0002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50" calcext:value-type="float">
            <text:p>43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ntacts</text:p>
          </table:table-cell>
          <table:table-cell office:value-type="float" office:value="0.014489" calcext:value-type="float">
            <text:p>0.01448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69361" calcext:value-type="float">
            <text:p>0.86936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2.16169" calcext:value-type="float">
            <text:p>52.1616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350" calcext:value-type="float">
            <text:p>43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63" calcext:value-type="float">
            <text:p>0.0001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60" calcext:value-type="float">
            <text:p>43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acts</text:p>
          </table:table-cell>
          <table:table-cell office:value-type="float" office:value="0.014525" calcext:value-type="float">
            <text:p>0.01452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71474" calcext:value-type="float">
            <text:p>0.87147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2.288441" calcext:value-type="float">
            <text:p>52.28844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360" calcext:value-type="float">
            <text:p>43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23" calcext:value-type="float">
            <text:p>0.000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70" calcext:value-type="float">
            <text:p>43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tacts</text:p>
          </table:table-cell>
          <table:table-cell office:value-type="float" office:value="0.014558" calcext:value-type="float">
            <text:p>0.01455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73508" calcext:value-type="float">
            <text:p>0.87350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2.410458" calcext:value-type="float">
            <text:p>52.41045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370" calcext:value-type="float">
            <text:p>43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8" calcext:value-type="float">
            <text:p>0.0000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80" calcext:value-type="float">
            <text:p>43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4602" calcext:value-type="float">
            <text:p>0.01460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76121" calcext:value-type="float">
            <text:p>0.87612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2.567287" calcext:value-type="float">
            <text:p>52.56728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380" calcext:value-type="float">
            <text:p>43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6" calcext:value-type="float">
            <text:p>0.000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90" calcext:value-type="float">
            <text:p>43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tacts</text:p>
          </table:table-cell>
          <table:table-cell office:value-type="float" office:value="0.014638" calcext:value-type="float">
            <text:p>0.01463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78274" calcext:value-type="float">
            <text:p>0.87827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2.696419" calcext:value-type="float">
            <text:p>52.69641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390" calcext:value-type="float">
            <text:p>43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27" calcext:value-type="float">
            <text:p>0.000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00" calcext:value-type="float">
            <text:p>44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4677" calcext:value-type="float">
            <text:p>0.01467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80621" calcext:value-type="float">
            <text:p>0.88062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2.837238" calcext:value-type="float">
            <text:p>52.83723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400" calcext:value-type="float">
            <text:p>44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21" calcext:value-type="float">
            <text:p>0.0001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10" calcext:value-type="float">
            <text:p>44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tacts</text:p>
          </table:table-cell>
          <table:table-cell office:value-type="float" office:value="0.014712" calcext:value-type="float">
            <text:p>0.01471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82749" calcext:value-type="float">
            <text:p>0.88274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2.964912" calcext:value-type="float">
            <text:p>52.96491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410" calcext:value-type="float">
            <text:p>44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44" calcext:value-type="float">
            <text:p>0.000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20" calcext:value-type="float">
            <text:p>44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acts</text:p>
          </table:table-cell>
          <table:table-cell office:value-type="float" office:value="0.014748" calcext:value-type="float">
            <text:p>0.01474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84895" calcext:value-type="float">
            <text:p>0.88489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3.093712" calcext:value-type="float">
            <text:p>53.09371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420" calcext:value-type="float">
            <text:p>44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36" calcext:value-type="float">
            <text:p>0.0001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30" calcext:value-type="float">
            <text:p>44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tacts</text:p>
          </table:table-cell>
          <table:table-cell office:value-type="float" office:value="0.014806" calcext:value-type="float">
            <text:p>0.01480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88365" calcext:value-type="float">
            <text:p>0.88836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3.301922" calcext:value-type="float">
            <text:p>53.30192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430" calcext:value-type="float">
            <text:p>44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6" calcext:value-type="float">
            <text:p>0.000026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430" calcext:value-type="float">
            <text:p>44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7" calcext:value-type="float">
            <text:p>0.0000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40" calcext:value-type="float">
            <text:p>44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tacts</text:p>
          </table:table-cell>
          <table:table-cell office:value-type="float" office:value="0.014864" calcext:value-type="float">
            <text:p>0.01486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91822" calcext:value-type="float">
            <text:p>0.89182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3.509296" calcext:value-type="float">
            <text:p>53.50929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440" calcext:value-type="float">
            <text:p>44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95" calcext:value-type="float">
            <text:p>0.0001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50" calcext:value-type="float">
            <text:p>44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acts</text:p>
          </table:table-cell>
          <table:table-cell office:value-type="float" office:value="0.014961" calcext:value-type="float">
            <text:p>0.01496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97677" calcext:value-type="float">
            <text:p>0.89767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3.860634" calcext:value-type="float">
            <text:p>53.86063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450" calcext:value-type="float">
            <text:p>44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2" calcext:value-type="float">
            <text:p>0.000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60" calcext:value-type="float">
            <text:p>44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acts</text:p>
          </table:table-cell>
          <table:table-cell office:value-type="float" office:value="0.014997" calcext:value-type="float">
            <text:p>0.01499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899793" calcext:value-type="float">
            <text:p>0.89979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3.987598" calcext:value-type="float">
            <text:p>53.98759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460" calcext:value-type="float">
            <text:p>44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51" calcext:value-type="float">
            <text:p>0.0002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70" calcext:value-type="float">
            <text:p>44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ntacts</text:p>
          </table:table-cell>
          <table:table-cell office:value-type="float" office:value="0.015032" calcext:value-type="float">
            <text:p>0.01503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01931" calcext:value-type="float">
            <text:p>0.90193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4.115852" calcext:value-type="float">
            <text:p>54.11585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470" calcext:value-type="float">
            <text:p>44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62" calcext:value-type="float">
            <text:p>0.0001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80" calcext:value-type="float">
            <text:p>44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5067" calcext:value-type="float">
            <text:p>0.01506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04021" calcext:value-type="float">
            <text:p>0.90402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4.241241" calcext:value-type="float">
            <text:p>54.24124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480" calcext:value-type="float">
            <text:p>44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" calcext:value-type="float">
            <text:p>0.00003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480" calcext:value-type="float">
            <text:p>44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29" calcext:value-type="float">
            <text:p>0.0001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90" calcext:value-type="float">
            <text:p>44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tacts</text:p>
          </table:table-cell>
          <table:table-cell office:value-type="float" office:value="0.015102" calcext:value-type="float">
            <text:p>0.01510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06136" calcext:value-type="float">
            <text:p>0.90613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4.368141" calcext:value-type="float">
            <text:p>54.36814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490" calcext:value-type="float">
            <text:p>44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21" calcext:value-type="float">
            <text:p>0.0002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ntacts</text:p>
          </table:table-cell>
          <table:table-cell office:value-type="float" office:value="0.015137" calcext:value-type="float">
            <text:p>0.01513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08212" calcext:value-type="float">
            <text:p>0.90821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4.492744" calcext:value-type="float">
            <text:p>54.49274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500" calcext:value-type="float">
            <text:p>45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44" calcext:value-type="float">
            <text:p>0.0001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10" calcext:value-type="float">
            <text:p>45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cts</text:p>
          </table:table-cell>
          <table:table-cell office:value-type="float" office:value="0.015171" calcext:value-type="float">
            <text:p>0.01517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10256" calcext:value-type="float">
            <text:p>0.91025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4.615368" calcext:value-type="float">
            <text:p>54.61536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510" calcext:value-type="float">
            <text:p>45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" calcext:value-type="float">
            <text:p>0.0000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510" calcext:value-type="float">
            <text:p>45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" calcext:value-type="float">
            <text:p>0.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20" calcext:value-type="float">
            <text:p>45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acts</text:p>
          </table:table-cell>
          <table:table-cell office:value-type="float" office:value="0.015207" calcext:value-type="float">
            <text:p>0.01520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12416" calcext:value-type="float">
            <text:p>0.91241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4.744965" calcext:value-type="float">
            <text:p>54.74496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520" calcext:value-type="float">
            <text:p>45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07" calcext:value-type="float">
            <text:p>0.0002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30" calcext:value-type="float">
            <text:p>45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ell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ntacts</text:p>
          </table:table-cell>
          <table:table-cell office:value-type="float" office:value="0.015243" calcext:value-type="float">
            <text:p>0.01524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14552" calcext:value-type="float">
            <text:p>0.91455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4.873096" calcext:value-type="float">
            <text:p>54.87309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530" calcext:value-type="float">
            <text:p>45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45" calcext:value-type="float">
            <text:p>0.0001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40" calcext:value-type="float">
            <text:p>45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tacts</text:p>
          </table:table-cell>
          <table:table-cell office:value-type="float" office:value="0.015277" calcext:value-type="float">
            <text:p>0.01527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16631" calcext:value-type="float">
            <text:p>0.91663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4.997852" calcext:value-type="float">
            <text:p>54.99785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540" calcext:value-type="float">
            <text:p>45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15" calcext:value-type="float">
            <text:p>0.000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50" calcext:value-type="float">
            <text:p>45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ell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ntacts</text:p>
          </table:table-cell>
          <table:table-cell office:value-type="float" office:value="0.015313" calcext:value-type="float">
            <text:p>0.01531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18784" calcext:value-type="float">
            <text:p>0.91878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5.127022" calcext:value-type="float">
            <text:p>55.12702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550" calcext:value-type="float">
            <text:p>45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ell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47" calcext:value-type="float">
            <text:p>0.0002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60" calcext:value-type="float">
            <text:p>45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tacts</text:p>
          </table:table-cell>
          <table:table-cell office:value-type="float" office:value="0.015348" calcext:value-type="float">
            <text:p>0.01534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2089" calcext:value-type="float">
            <text:p>0.9208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5.253407" calcext:value-type="float">
            <text:p>55.25340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560" calcext:value-type="float">
            <text:p>45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58" calcext:value-type="float">
            <text:p>0.0001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70" calcext:value-type="float">
            <text:p>457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tacts</text:p>
          </table:table-cell>
          <table:table-cell office:value-type="float" office:value="0.015383" calcext:value-type="float">
            <text:p>0.01538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22991" calcext:value-type="float">
            <text:p>0.92299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5.379475" calcext:value-type="float">
            <text:p>55.37947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570" calcext:value-type="float">
            <text:p>457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341" calcext:value-type="float">
            <text:p>0.0003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80" calcext:value-type="float">
            <text:p>458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acts</text:p>
          </table:table-cell>
          <table:table-cell office:value-type="float" office:value="0.015419" calcext:value-type="float">
            <text:p>0.01541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25165" calcext:value-type="float">
            <text:p>0.92516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5.509922" calcext:value-type="float">
            <text:p>55.50992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580" calcext:value-type="float">
            <text:p>458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89" calcext:value-type="float">
            <text:p>0.0001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90" calcext:value-type="float">
            <text:p>45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ntacts</text:p>
          </table:table-cell>
          <table:table-cell office:value-type="float" office:value="0.015455" calcext:value-type="float">
            <text:p>0.01545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27314" calcext:value-type="float">
            <text:p>0.92731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5.638832" calcext:value-type="float">
            <text:p>55.63883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590" calcext:value-type="float">
            <text:p>45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44" calcext:value-type="float">
            <text:p>0.0000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00" calcext:value-type="float">
            <text:p>46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ntacts</text:p>
          </table:table-cell>
          <table:table-cell office:value-type="float" office:value="0.015491" calcext:value-type="float">
            <text:p>0.01549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29452" calcext:value-type="float">
            <text:p>0.92945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5.76712" calcext:value-type="float">
            <text:p>55.7671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600" calcext:value-type="float">
            <text:p>46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43" calcext:value-type="float">
            <text:p>0.0002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10" calcext:value-type="float">
            <text:p>46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ntacts</text:p>
          </table:table-cell>
          <table:table-cell office:value-type="float" office:value="0.015527" calcext:value-type="float">
            <text:p>0.01552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3161" calcext:value-type="float">
            <text:p>0.9316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5.896606" calcext:value-type="float">
            <text:p>55.89660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610" calcext:value-type="float">
            <text:p>46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53" calcext:value-type="float">
            <text:p>0.0001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20" calcext:value-type="float">
            <text:p>46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tacts</text:p>
          </table:table-cell>
          <table:table-cell office:value-type="float" office:value="0.015562" calcext:value-type="float">
            <text:p>0.01556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33721" calcext:value-type="float">
            <text:p>0.93372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6.023285" calcext:value-type="float">
            <text:p>56.02328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620" calcext:value-type="float">
            <text:p>46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308" calcext:value-type="float">
            <text:p>0.0003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30" calcext:value-type="float">
            <text:p>46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acts</text:p>
          </table:table-cell>
          <table:table-cell office:value-type="float" office:value="0.015598" calcext:value-type="float">
            <text:p>0.01559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35858" calcext:value-type="float">
            <text:p>0.93585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6.151508" calcext:value-type="float">
            <text:p>56.15150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630" calcext:value-type="float">
            <text:p>46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01" calcext:value-type="float">
            <text:p>0.0002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40" calcext:value-type="float">
            <text:p>46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ntacts</text:p>
          </table:table-cell>
          <table:table-cell office:value-type="float" office:value="0.015635" calcext:value-type="float">
            <text:p>0.01563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38073" calcext:value-type="float">
            <text:p>0.93807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6.284374" calcext:value-type="float">
            <text:p>56.28437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640" calcext:value-type="float">
            <text:p>46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29" calcext:value-type="float">
            <text:p>0.00012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640" calcext:value-type="float">
            <text:p>46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52" calcext:value-type="float">
            <text:p>0.0001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50" calcext:value-type="float">
            <text:p>46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ntacts</text:p>
          </table:table-cell>
          <table:table-cell office:value-type="float" office:value="0.015676" calcext:value-type="float">
            <text:p>0.01567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40575" calcext:value-type="float">
            <text:p>0.94057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6.434494" calcext:value-type="float">
            <text:p>56.43449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650" calcext:value-type="float">
            <text:p>46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319" calcext:value-type="float">
            <text:p>0.000319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650" calcext:value-type="float">
            <text:p>46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34" calcext:value-type="float">
            <text:p>0.00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60" calcext:value-type="float">
            <text:p>46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ntacts</text:p>
          </table:table-cell>
          <table:table-cell office:value-type="float" office:value="0.015718" calcext:value-type="float">
            <text:p>0.01571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43105" calcext:value-type="float">
            <text:p>0.94310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6.586311" calcext:value-type="float">
            <text:p>56.58631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660" calcext:value-type="float">
            <text:p>46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24" calcext:value-type="float">
            <text:p>0.000224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660" calcext:value-type="float">
            <text:p>46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41" calcext:value-type="float">
            <text:p>0.0002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70" calcext:value-type="float">
            <text:p>467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tacts</text:p>
          </table:table-cell>
          <table:table-cell office:value-type="float" office:value="0.015762" calcext:value-type="float">
            <text:p>0.01576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45709" calcext:value-type="float">
            <text:p>0.94570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6.742512" calcext:value-type="float">
            <text:p>56.74251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670" calcext:value-type="float">
            <text:p>467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7" calcext:value-type="float">
            <text:p>0.0001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670" calcext:value-type="float">
            <text:p>467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68" calcext:value-type="float">
            <text:p>0.000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80" calcext:value-type="float">
            <text:p>468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ntacts</text:p>
          </table:table-cell>
          <table:table-cell office:value-type="float" office:value="0.015803" calcext:value-type="float">
            <text:p>0.01580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48208" calcext:value-type="float">
            <text:p>0.94820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6.892452" calcext:value-type="float">
            <text:p>56.89245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680" calcext:value-type="float">
            <text:p>468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4" calcext:value-type="float">
            <text:p>0.000064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680" calcext:value-type="float">
            <text:p>468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26" calcext:value-type="float">
            <text:p>0.0001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90" calcext:value-type="float">
            <text:p>46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ntacts</text:p>
          </table:table-cell>
          <table:table-cell office:value-type="float" office:value="0.015846" calcext:value-type="float">
            <text:p>0.01584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50732" calcext:value-type="float">
            <text:p>0.95073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7.04393" calcext:value-type="float">
            <text:p>57.0439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690" calcext:value-type="float">
            <text:p>46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96" calcext:value-type="float">
            <text:p>0.000296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690" calcext:value-type="float">
            <text:p>46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3" calcext:value-type="float">
            <text:p>0.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00" calcext:value-type="float">
            <text:p>47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ntacts</text:p>
          </table:table-cell>
          <table:table-cell office:value-type="float" office:value="0.015888" calcext:value-type="float">
            <text:p>0.01588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53261" calcext:value-type="float">
            <text:p>0.95326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7.195633" calcext:value-type="float">
            <text:p>57.19563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700" calcext:value-type="float">
            <text:p>47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44" calcext:value-type="float">
            <text:p>0.000244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700" calcext:value-type="float">
            <text:p>47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48" calcext:value-type="float">
            <text:p>0.0002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10" calcext:value-type="float">
            <text:p>47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acts</text:p>
          </table:table-cell>
          <table:table-cell office:value-type="float" office:value="0.01593" calcext:value-type="float">
            <text:p>0.0159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55797" calcext:value-type="float">
            <text:p>0.95579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7.347824" calcext:value-type="float">
            <text:p>57.34782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710" calcext:value-type="float">
            <text:p>47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ell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44" calcext:value-type="float">
            <text:p>0.000244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710" calcext:value-type="float">
            <text:p>47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ell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48" calcext:value-type="float">
            <text:p>0.0002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20" calcext:value-type="float">
            <text:p>47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acts</text:p>
          </table:table-cell>
          <table:table-cell office:value-type="float" office:value="0.015972" calcext:value-type="float">
            <text:p>0.01597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58322" calcext:value-type="float">
            <text:p>0.95832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7.499344" calcext:value-type="float">
            <text:p>57.49934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720" calcext:value-type="float">
            <text:p>47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el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301" calcext:value-type="float">
            <text:p>0.00030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4720" calcext:value-type="float">
            <text:p>47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305" calcext:value-type="float">
            <text:p>0.0003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30" calcext:value-type="float">
            <text:p>47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ntacts</text:p>
          </table:table-cell>
          <table:table-cell office:value-type="float" office:value="0.016012" calcext:value-type="float">
            <text:p>0.01601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60715" calcext:value-type="float">
            <text:p>0.96071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7.642895" calcext:value-type="float">
            <text:p>57.64289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730" calcext:value-type="float">
            <text:p>47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381" calcext:value-type="float">
            <text:p>0.0003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40" calcext:value-type="float">
            <text:p>47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ntacts</text:p>
          </table:table-cell>
          <table:table-cell office:value-type="float" office:value="0.016048" calcext:value-type="float">
            <text:p>0.01604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62878" calcext:value-type="float">
            <text:p>0.96287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7.772678" calcext:value-type="float">
            <text:p>57.77267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740" calcext:value-type="float">
            <text:p>47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365" calcext:value-type="float">
            <text:p>0.0003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50" calcext:value-type="float">
            <text:p>47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ntacts</text:p>
          </table:table-cell>
          <table:table-cell office:value-type="float" office:value="0.016084" calcext:value-type="float">
            <text:p>0.01608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65038" calcext:value-type="float">
            <text:p>0.96503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7.902283" calcext:value-type="float">
            <text:p>57.90228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750" calcext:value-type="float">
            <text:p>47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367" calcext:value-type="float">
            <text:p>0.0003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60" calcext:value-type="float">
            <text:p>47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acts</text:p>
          </table:table-cell>
          <table:table-cell office:value-type="float" office:value="0.016121" calcext:value-type="float">
            <text:p>0.01612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67245" calcext:value-type="float">
            <text:p>0.96724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8.034695" calcext:value-type="float">
            <text:p>58.03469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760" calcext:value-type="float">
            <text:p>47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389" calcext:value-type="float">
            <text:p>0.0003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70" calcext:value-type="float">
            <text:p>47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acts</text:p>
          </table:table-cell>
          <table:table-cell office:value-type="float" office:value="0.016157" calcext:value-type="float">
            <text:p>0.01615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69421" calcext:value-type="float">
            <text:p>0.96942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8.165253" calcext:value-type="float">
            <text:p>58.16525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770" calcext:value-type="float">
            <text:p>47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6" calcext:value-type="float">
            <text:p>0.0000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80" calcext:value-type="float">
            <text:p>47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acts</text:p>
          </table:table-cell>
          <table:table-cell office:value-type="float" office:value="0.016193" calcext:value-type="float">
            <text:p>0.01619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71588" calcext:value-type="float">
            <text:p>0.97158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8.295284" calcext:value-type="float">
            <text:p>58.29528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780" calcext:value-type="float">
            <text:p>47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6" calcext:value-type="float">
            <text:p>0.0000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90" calcext:value-type="float">
            <text:p>479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acts</text:p>
          </table:table-cell>
          <table:table-cell office:value-type="float" office:value="0.01623" calcext:value-type="float">
            <text:p>0.0162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73781" calcext:value-type="float">
            <text:p>0.97378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8.426872" calcext:value-type="float">
            <text:p>58.42687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790" calcext:value-type="float">
            <text:p>479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46" calcext:value-type="float">
            <text:p>0.0001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ntacts</text:p>
          </table:table-cell>
          <table:table-cell office:value-type="float" office:value="0.016266" calcext:value-type="float">
            <text:p>0.01626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7594" calcext:value-type="float">
            <text:p>0.9759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8.556427" calcext:value-type="float">
            <text:p>58.55642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800" calcext:value-type="float">
            <text:p>48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61" calcext:value-type="float">
            <text:p>0.0001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10" calcext:value-type="float">
            <text:p>48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ntacts</text:p>
          </table:table-cell>
          <table:table-cell office:value-type="float" office:value="0.016302" calcext:value-type="float">
            <text:p>0.01630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78135" calcext:value-type="float">
            <text:p>0.97813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8.688118" calcext:value-type="float">
            <text:p>58.68811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810" calcext:value-type="float">
            <text:p>48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7" calcext:value-type="float">
            <text:p>0.00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20" calcext:value-type="float">
            <text:p>48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ntacts</text:p>
          </table:table-cell>
          <table:table-cell office:value-type="float" office:value="0.016338" calcext:value-type="float">
            <text:p>0.01633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80306" calcext:value-type="float">
            <text:p>0.98030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8.81834" calcext:value-type="float">
            <text:p>58.8183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820" calcext:value-type="float">
            <text:p>48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86" calcext:value-type="float">
            <text:p>0.0001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30" calcext:value-type="float">
            <text:p>48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ntacts</text:p>
          </table:table-cell>
          <table:table-cell office:value-type="float" office:value="0.016375" calcext:value-type="float">
            <text:p>0.01637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82477" calcext:value-type="float">
            <text:p>0.98247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8.948605" calcext:value-type="float">
            <text:p>58.94860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830" calcext:value-type="float">
            <text:p>48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09" calcext:value-type="float">
            <text:p>0.0002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40" calcext:value-type="float">
            <text:p>48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ntacts</text:p>
          </table:table-cell>
          <table:table-cell office:value-type="float" office:value="0.016411" calcext:value-type="float">
            <text:p>0.01641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84645" calcext:value-type="float">
            <text:p>0.98464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9.078724" calcext:value-type="float">
            <text:p>59.07872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840" calcext:value-type="float">
            <text:p>48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21" calcext:value-type="float">
            <text:p>0.0002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50" calcext:value-type="float">
            <text:p>48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ntacts</text:p>
          </table:table-cell>
          <table:table-cell office:value-type="float" office:value="0.016447" calcext:value-type="float">
            <text:p>0.01644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86811" calcext:value-type="float">
            <text:p>0.98681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9.208637" calcext:value-type="float">
            <text:p>59.20863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850" calcext:value-type="float">
            <text:p>48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43" calcext:value-type="float">
            <text:p>0.0002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60" calcext:value-type="float">
            <text:p>48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ntacts</text:p>
          </table:table-cell>
          <table:table-cell office:value-type="float" office:value="0.016483" calcext:value-type="float">
            <text:p>0.01648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89003" calcext:value-type="float">
            <text:p>0.98900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9.340172" calcext:value-type="float">
            <text:p>59.34017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860" calcext:value-type="float">
            <text:p>48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72" calcext:value-type="float">
            <text:p>0.0002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70" calcext:value-type="float">
            <text:p>48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ntacts</text:p>
          </table:table-cell>
          <table:table-cell office:value-type="float" office:value="0.016519" calcext:value-type="float">
            <text:p>0.01651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91166" calcext:value-type="float">
            <text:p>0.99116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9.469967" calcext:value-type="float">
            <text:p>59.46996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870" calcext:value-type="float">
            <text:p>48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89" calcext:value-type="float">
            <text:p>0.0002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80" calcext:value-type="float">
            <text:p>48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ntacts</text:p>
          </table:table-cell>
          <table:table-cell office:value-type="float" office:value="0.016556" calcext:value-type="float">
            <text:p>0.01655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93377" calcext:value-type="float">
            <text:p>0.99337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9.602634" calcext:value-type="float">
            <text:p>59.60263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880" calcext:value-type="float">
            <text:p>48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313" calcext:value-type="float">
            <text:p>0.0003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90" calcext:value-type="float">
            <text:p>489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acts</text:p>
          </table:table-cell>
          <table:table-cell office:value-type="float" office:value="0.016593" calcext:value-type="float">
            <text:p>0.01659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95574" calcext:value-type="float">
            <text:p>0.99557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9.734455" calcext:value-type="float">
            <text:p>59.73445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890" calcext:value-type="float">
            <text:p>489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358" calcext:value-type="float">
            <text:p>0.0003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00" calcext:value-type="float">
            <text:p>49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ntacts</text:p>
          </table:table-cell>
          <table:table-cell office:value-type="float" office:value="0.016629" calcext:value-type="float">
            <text:p>0.01662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97746" calcext:value-type="float">
            <text:p>0.99774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9.864735" calcext:value-type="float">
            <text:p>59.86473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900" calcext:value-type="float">
            <text:p>49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6" calcext:value-type="float">
            <text:p>0.0000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10" calcext:value-type="float">
            <text:p>49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ntacts</text:p>
          </table:table-cell>
          <table:table-cell office:value-type="float" office:value="0.016666" calcext:value-type="float">
            <text:p>0.01666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99943" calcext:value-type="float">
            <text:p>0.99994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9.996571" calcext:value-type="float">
            <text:p>59.99657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910" calcext:value-type="float">
            <text:p>49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4" calcext:value-type="float">
            <text:p>0.00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20" calcext:value-type="float">
            <text:p>49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acts</text:p>
          </table:table-cell>
          <table:table-cell office:value-type="float" office:value="0.016702" calcext:value-type="float">
            <text:p>0.01670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02147" calcext:value-type="float">
            <text:p>1.00214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0.128792" calcext:value-type="float">
            <text:p>60.12879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920" calcext:value-type="float">
            <text:p>49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69" calcext:value-type="float">
            <text:p>0.0001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30" calcext:value-type="float">
            <text:p>49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ntacts</text:p>
          </table:table-cell>
          <table:table-cell office:value-type="float" office:value="0.016739" calcext:value-type="float">
            <text:p>0.01673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04314" calcext:value-type="float">
            <text:p>1.00431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0.258812" calcext:value-type="float">
            <text:p>60.25881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930" calcext:value-type="float">
            <text:p>49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01" calcext:value-type="float">
            <text:p>0.0002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40" calcext:value-type="float">
            <text:p>49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ntacts</text:p>
          </table:table-cell>
          <table:table-cell office:value-type="float" office:value="0.016775" calcext:value-type="float">
            <text:p>0.01677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06479" calcext:value-type="float">
            <text:p>1.00647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0.38876" calcext:value-type="float">
            <text:p>60.3887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940" calcext:value-type="float">
            <text:p>49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38" calcext:value-type="float">
            <text:p>0.0002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50" calcext:value-type="float">
            <text:p>49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ntacts</text:p>
          </table:table-cell>
          <table:table-cell office:value-type="float" office:value="0.016811" calcext:value-type="float">
            <text:p>0.01681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08652" calcext:value-type="float">
            <text:p>1.00865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0.519135" calcext:value-type="float">
            <text:p>60.519135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950" calcext:value-type="float">
            <text:p>49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95" calcext:value-type="float">
            <text:p>0.0002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60" calcext:value-type="float">
            <text:p>49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ntacts</text:p>
          </table:table-cell>
          <table:table-cell office:value-type="float" office:value="0.016847" calcext:value-type="float">
            <text:p>0.01684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1082" calcext:value-type="float">
            <text:p>1.0108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0.649223" calcext:value-type="float">
            <text:p>60.64922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960" calcext:value-type="float">
            <text:p>49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353" calcext:value-type="float">
            <text:p>0.0003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70" calcext:value-type="float">
            <text:p>49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ntacts</text:p>
          </table:table-cell>
          <table:table-cell office:value-type="float" office:value="0.016883" calcext:value-type="float">
            <text:p>0.01688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12993" calcext:value-type="float">
            <text:p>1.01299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0.77961" calcext:value-type="float">
            <text:p>60.7796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970" calcext:value-type="float">
            <text:p>49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39" calcext:value-type="float">
            <text:p>0.0000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80" calcext:value-type="float">
            <text:p>49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ntacts</text:p>
          </table:table-cell>
          <table:table-cell office:value-type="float" office:value="0.01692" calcext:value-type="float">
            <text:p>0.0169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15204" calcext:value-type="float">
            <text:p>1.01520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0.91227" calcext:value-type="float">
            <text:p>60.9122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980" calcext:value-type="float">
            <text:p>49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41" calcext:value-type="float">
            <text:p>0.0001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90" calcext:value-type="float">
            <text:p>499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acts</text:p>
          </table:table-cell>
          <table:table-cell office:value-type="float" office:value="0.016956" calcext:value-type="float">
            <text:p>0.01695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17377" calcext:value-type="float">
            <text:p>1.01737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1.042641" calcext:value-type="float">
            <text:p>61.04264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4990" calcext:value-type="float">
            <text:p>499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75" calcext:value-type="float">
            <text:p>0.0001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ntacts</text:p>
          </table:table-cell>
          <table:table-cell office:value-type="float" office:value="0.016993" calcext:value-type="float">
            <text:p>0.01699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19552" calcext:value-type="float">
            <text:p>1.01955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1.173111" calcext:value-type="float">
            <text:p>61.17311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19" calcext:value-type="float">
            <text:p>0.0002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10" calcext:value-type="float">
            <text:p>50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ntacts</text:p>
          </table:table-cell>
          <table:table-cell office:value-type="float" office:value="0.017029" calcext:value-type="float">
            <text:p>0.01702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21723" calcext:value-type="float">
            <text:p>1.02172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1.303364" calcext:value-type="float">
            <text:p>61.303364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010" calcext:value-type="float">
            <text:p>50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73" calcext:value-type="float">
            <text:p>0.0002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20" calcext:value-type="float">
            <text:p>50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ntacts</text:p>
          </table:table-cell>
          <table:table-cell office:value-type="float" office:value="0.017065" calcext:value-type="float">
            <text:p>0.01706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23912" calcext:value-type="float">
            <text:p>1.02391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1.434731" calcext:value-type="float">
            <text:p>61.43473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020" calcext:value-type="float">
            <text:p>50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343" calcext:value-type="float">
            <text:p>0.0003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30" calcext:value-type="float">
            <text:p>50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ntacts</text:p>
          </table:table-cell>
          <table:table-cell office:value-type="float" office:value="0.017101" calcext:value-type="float">
            <text:p>0.01710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26086" calcext:value-type="float">
            <text:p>1.02608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1.565147" calcext:value-type="float">
            <text:p>61.56514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030" calcext:value-type="float">
            <text:p>50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28" calcext:value-type="float">
            <text:p>0.0000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40" calcext:value-type="float">
            <text:p>50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ntacts</text:p>
          </table:table-cell>
          <table:table-cell office:value-type="float" office:value="0.017138" calcext:value-type="float">
            <text:p>0.017138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2829" calcext:value-type="float">
            <text:p>1.0282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1.697422" calcext:value-type="float">
            <text:p>61.697422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040" calcext:value-type="float">
            <text:p>50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53" calcext:value-type="float">
            <text:p>0.0001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50" calcext:value-type="float">
            <text:p>50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acts</text:p>
          </table:table-cell>
          <table:table-cell office:value-type="float" office:value="0.017174" calcext:value-type="float">
            <text:p>0.01717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30462" calcext:value-type="float">
            <text:p>1.03046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1.827698" calcext:value-type="float">
            <text:p>61.82769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050" calcext:value-type="float">
            <text:p>50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91" calcext:value-type="float">
            <text:p>0.0001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60" calcext:value-type="float">
            <text:p>50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ntacts</text:p>
          </table:table-cell>
          <table:table-cell office:value-type="float" office:value="0.01721" calcext:value-type="float">
            <text:p>0.0172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32628" calcext:value-type="float">
            <text:p>1.03262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1.957703" calcext:value-type="float">
            <text:p>61.95770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060" calcext:value-type="float">
            <text:p>50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67" calcext:value-type="float">
            <text:p>0.0002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70" calcext:value-type="float">
            <text:p>50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ntacts</text:p>
          </table:table-cell>
          <table:table-cell office:value-type="float" office:value="0.017247" calcext:value-type="float">
            <text:p>0.01724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34804" calcext:value-type="float">
            <text:p>1.03480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2.088238" calcext:value-type="float">
            <text:p>62.08823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070" calcext:value-type="float">
            <text:p>50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349" calcext:value-type="float">
            <text:p>0.0003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80" calcext:value-type="float">
            <text:p>50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acts</text:p>
          </table:table-cell>
          <table:table-cell office:value-type="float" office:value="0.017283" calcext:value-type="float">
            <text:p>0.01728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37007" calcext:value-type="float">
            <text:p>1.03700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2.220406" calcext:value-type="float">
            <text:p>62.22040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080" calcext:value-type="float">
            <text:p>50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24" calcext:value-type="float">
            <text:p>0.0001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90" calcext:value-type="float">
            <text:p>509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ntacts</text:p>
          </table:table-cell>
          <table:table-cell office:value-type="float" office:value="0.01732" calcext:value-type="float">
            <text:p>0.0173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39179" calcext:value-type="float">
            <text:p>1.03917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2.350739" calcext:value-type="float">
            <text:p>62.350739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090" calcext:value-type="float">
            <text:p>509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7" calcext:value-type="float">
            <text:p>0.00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00" calcext:value-type="float">
            <text:p>5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acts</text:p>
          </table:table-cell>
          <table:table-cell office:value-type="float" office:value="0.017366" calcext:value-type="float">
            <text:p>0.01736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41945" calcext:value-type="float">
            <text:p>1.04194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2.516693" calcext:value-type="float">
            <text:p>62.51669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100" calcext:value-type="float">
            <text:p>5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21" calcext:value-type="float">
            <text:p>0.0002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10" calcext:value-type="float">
            <text:p>51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ntacts</text:p>
          </table:table-cell>
          <table:table-cell office:value-type="float" office:value="0.017402" calcext:value-type="float">
            <text:p>0.017402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44115" calcext:value-type="float">
            <text:p>1.04411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2.646881" calcext:value-type="float">
            <text:p>62.64688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110" calcext:value-type="float">
            <text:p>51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307" calcext:value-type="float">
            <text:p>0.0003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20" calcext:value-type="float">
            <text:p>51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ntacts</text:p>
          </table:table-cell>
          <table:table-cell office:value-type="float" office:value="0.017439" calcext:value-type="float">
            <text:p>0.01743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46313" calcext:value-type="float">
            <text:p>1.04631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2.778793" calcext:value-type="float">
            <text:p>62.778793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120" calcext:value-type="float">
            <text:p>51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7" calcext:value-type="float">
            <text:p>0.00007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5120" calcext:value-type="float">
            <text:p>51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1" calcext:value-type="float">
            <text:p>0.00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30" calcext:value-type="float">
            <text:p>51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acts</text:p>
          </table:table-cell>
          <table:table-cell office:value-type="float" office:value="0.017476" calcext:value-type="float">
            <text:p>0.01747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48566" calcext:value-type="float">
            <text:p>1.04856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2.913956" calcext:value-type="float">
            <text:p>62.91395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130" calcext:value-type="float">
            <text:p>51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71" calcext:value-type="float">
            <text:p>0.0001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40" calcext:value-type="float">
            <text:p>51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acts</text:p>
          </table:table-cell>
          <table:table-cell office:value-type="float" office:value="0.017513" calcext:value-type="float">
            <text:p>0.01751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50751" calcext:value-type="float">
            <text:p>1.05075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3.045078" calcext:value-type="float">
            <text:p>63.045078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140" calcext:value-type="float">
            <text:p>51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66" calcext:value-type="float">
            <text:p>0.0002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50" calcext:value-type="float">
            <text:p>51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ntacts</text:p>
          </table:table-cell>
          <table:table-cell office:value-type="float" office:value="0.017549" calcext:value-type="float">
            <text:p>0.01754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52943" calcext:value-type="float">
            <text:p>1.05294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3.176571" calcext:value-type="float">
            <text:p>63.176571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150" calcext:value-type="float">
            <text:p>51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11" calcext:value-type="float">
            <text:p>0.000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60" calcext:value-type="float">
            <text:p>51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ntacts</text:p>
          </table:table-cell>
          <table:table-cell office:value-type="float" office:value="0.017586" calcext:value-type="float">
            <text:p>0.01758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55177" calcext:value-type="float">
            <text:p>1.05517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3.310596" calcext:value-type="float">
            <text:p>63.31059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160" calcext:value-type="float">
            <text:p>51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43" calcext:value-type="float">
            <text:p>0.0002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70" calcext:value-type="float">
            <text:p>51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acts</text:p>
          </table:table-cell>
          <table:table-cell office:value-type="float" office:value="0.017623" calcext:value-type="float">
            <text:p>0.01762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57386" calcext:value-type="float">
            <text:p>1.05738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3.443157" calcext:value-type="float">
            <text:p>63.443157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170" calcext:value-type="float">
            <text:p>51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385" calcext:value-type="float">
            <text:p>0.0003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80" calcext:value-type="float">
            <text:p>51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ntacts</text:p>
          </table:table-cell>
          <table:table-cell office:value-type="float" office:value="0.01766" calcext:value-type="float">
            <text:p>0.0176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059591" calcext:value-type="float">
            <text:p>1.05959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3.575466" calcext:value-type="float">
            <text:p>63.575466</text:p>
          </table:table-cell>
          <table:table-cell office:value-type="string" calcext:value-type="string">
            <text:p>second(s)</text:p>
          </table:table-cell>
        </table:table-row>
        <table:table-row table:style-name="ro1" table:visibility="filter">
          <table:table-cell/>
          <table:table-cell office:value-type="float" office:value="5180" calcext:value-type="float">
            <text:p>51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3" calcext:value-type="float">
            <text:p>0.00023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B6:Sheet1.N1061" table:display-filter-buttons="true">
          <table:filter>
            <table:filter-and>
              <table:filter-condition table:field-number="11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6:05:58.019201482</meta:creation-date>
    <dc:date>2018-02-26T16:09:14.335400691</dc:date>
    <meta:editing-duration>PT3M16S</meta:editing-duration>
    <meta:editing-cycles>1</meta:editing-cycles>
    <meta:generator>LibreOffice/5.1.6.2$Linux_X86_64 LibreOffice_project/10m0$Build-2</meta:generator>
    <meta:document-statistic meta:table-count="1" meta:cell-count="12129" meta:object-count="0"/>
  </office:meta>
</office:document-meta>
</file>